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normal" fo:font-weight="normal" officeooo:rsid="00baba40" officeooo:paragraph-rsid="00baba40" style:font-style-asian="normal" style:font-weight-asian="normal" style:font-style-complex="normal" style:font-weight-complex="normal"/>
    </style:style>
    <style:style style:name="P2" style:family="paragraph" style:parent-style-name="Standard">
      <style:text-properties fo:font-style="normal" fo:font-weight="normal" officeooo:rsid="00bb28cd" officeooo:paragraph-rsid="00bb28cd" style:font-style-asian="normal" style:font-weight-asian="normal" style:font-style-complex="normal" style:font-weight-complex="normal"/>
    </style:style>
    <style:style style:name="P3" style:family="paragraph" style:parent-style-name="Standard">
      <style:text-properties fo:font-style="normal" fo:font-weight="normal" officeooo:rsid="00bb973d" officeooo:paragraph-rsid="00bb973d" style:font-style-asian="normal" style:font-weight-asian="normal" style:font-style-complex="normal" style:font-weight-complex="normal"/>
    </style:style>
    <style:style style:name="P4" style:family="paragraph" style:parent-style-name="Standard">
      <style:text-properties fo:font-style="normal" fo:font-weight="normal" officeooo:rsid="00bc3d51" officeooo:paragraph-rsid="00bc3d51" style:font-style-asian="normal" style:font-weight-asian="normal" style:font-style-complex="normal" style:font-weight-complex="normal"/>
    </style:style>
    <style:style style:name="P5" style:family="paragraph" style:parent-style-name="Standard">
      <style:text-properties fo:font-style="normal" fo:font-weight="normal" officeooo:rsid="00bc5286" officeooo:paragraph-rsid="00bc5286" style:font-style-asian="normal" style:font-weight-asian="normal" style:font-style-complex="normal" style:font-weight-complex="normal"/>
    </style:style>
    <style:style style:name="P6" style:family="paragraph" style:parent-style-name="Standard">
      <style:text-properties fo:font-style="normal" fo:font-weight="normal" officeooo:rsid="00bc5286" officeooo:paragraph-rsid="00be12ce" style:font-style-asian="normal" style:font-weight-asian="normal" style:font-style-complex="normal" style:font-weight-complex="normal"/>
    </style:style>
    <style:style style:name="P7" style:family="paragraph" style:parent-style-name="Standard">
      <style:text-properties fo:font-style="normal" fo:font-weight="normal" officeooo:rsid="00be12ce" officeooo:paragraph-rsid="00be12ce" style:font-style-asian="normal" style:font-weight-asian="normal" style:font-style-complex="normal" style:font-weight-complex="normal"/>
    </style:style>
    <style:style style:name="P8" style:family="paragraph" style:parent-style-name="Standard">
      <style:text-properties fo:font-style="normal" fo:font-weight="normal" officeooo:rsid="00beed92" officeooo:paragraph-rsid="00beed92" style:font-style-asian="normal" style:font-weight-asian="normal" style:font-style-complex="normal" style:font-weight-complex="normal"/>
    </style:style>
    <style:style style:name="P9" style:family="paragraph" style:parent-style-name="Standard">
      <style:text-properties fo:font-style="normal" fo:font-weight="normal" officeooo:rsid="00bf1ee2" officeooo:paragraph-rsid="00bf1ee2" style:font-style-asian="normal" style:font-weight-asian="normal" style:font-style-complex="normal" style:font-weight-complex="normal"/>
    </style:style>
    <style:style style:name="P10" style:family="paragraph" style:parent-style-name="Standard">
      <style:text-properties fo:font-style="normal" fo:font-weight="normal" officeooo:rsid="00bfa8e2" officeooo:paragraph-rsid="00bfa8e2" style:font-style-asian="normal" style:font-weight-asian="normal" style:font-style-complex="normal" style:font-weight-complex="normal"/>
    </style:style>
    <style:style style:name="P11" style:family="paragraph" style:parent-style-name="Standard">
      <style:text-properties fo:font-style="normal" fo:font-weight="normal" officeooo:rsid="00bfa8e2" officeooo:paragraph-rsid="00c06aa2" style:font-style-asian="normal" style:font-weight-asian="normal" style:font-style-complex="normal" style:font-weight-complex="normal"/>
    </style:style>
    <style:style style:name="P12" style:family="paragraph" style:parent-style-name="Standard">
      <style:text-properties fo:font-style="normal" fo:font-weight="normal" officeooo:rsid="00c06aa2" officeooo:paragraph-rsid="00c06aa2" style:font-style-asian="normal" style:font-weight-asian="normal" style:font-style-complex="normal" style:font-weight-complex="normal"/>
    </style:style>
    <style:style style:name="P13" style:family="paragraph" style:parent-style-name="Standard">
      <style:text-properties fo:font-style="normal" fo:font-weight="normal" officeooo:rsid="00c07ce4" officeooo:paragraph-rsid="00c07ce4" style:font-style-asian="normal" style:font-weight-asian="normal" style:font-style-complex="normal" style:font-weight-complex="normal"/>
    </style:style>
    <style:style style:name="P14" style:family="paragraph" style:parent-style-name="Standard">
      <style:text-properties fo:font-style="normal" fo:font-weight="normal" officeooo:rsid="00c1e106" officeooo:paragraph-rsid="00c1e106" style:font-style-asian="normal" style:font-weight-asian="normal" style:font-style-complex="normal" style:font-weight-complex="normal"/>
    </style:style>
    <style:style style:name="P15" style:family="paragraph" style:parent-style-name="Standard">
      <style:text-properties fo:font-style="normal" fo:font-weight="normal" officeooo:rsid="00c3b218" officeooo:paragraph-rsid="00c3b218" style:font-style-asian="normal" style:font-weight-asian="normal" style:font-style-complex="normal" style:font-weight-complex="normal"/>
    </style:style>
    <style:style style:name="P16" style:family="paragraph" style:parent-style-name="Standard">
      <style:text-properties fo:font-style="normal" fo:font-weight="normal" officeooo:rsid="00c42746" officeooo:paragraph-rsid="00c42746" style:font-style-asian="normal" style:font-weight-asian="normal" style:font-style-complex="normal" style:font-weight-complex="normal"/>
    </style:style>
    <style:style style:name="P17" style:family="paragraph" style:parent-style-name="Standard">
      <style:text-properties fo:font-style="normal" fo:font-weight="normal" officeooo:rsid="00c5328e" officeooo:paragraph-rsid="00c5328e" style:font-style-asian="normal" style:font-weight-asian="normal" style:font-style-complex="normal" style:font-weight-complex="normal"/>
    </style:style>
    <style:style style:name="P18" style:family="paragraph" style:parent-style-name="Standard">
      <style:text-properties fo:font-style="normal" fo:font-weight="normal" officeooo:rsid="00c6159f" officeooo:paragraph-rsid="00c6159f" style:font-style-asian="normal" style:font-weight-asian="normal" style:font-style-complex="normal" style:font-weight-complex="normal"/>
    </style:style>
    <style:style style:name="P19" style:family="paragraph" style:parent-style-name="Standard">
      <style:text-properties fo:font-style="normal" fo:font-weight="normal" officeooo:rsid="00c6159f" officeooo:paragraph-rsid="00c62521" style:font-style-asian="normal" style:font-weight-asian="normal" style:font-style-complex="normal" style:font-weight-complex="normal"/>
    </style:style>
    <style:style style:name="P20" style:family="paragraph" style:parent-style-name="Standard">
      <style:text-properties fo:font-style="normal" fo:font-weight="normal" officeooo:rsid="00c62521" officeooo:paragraph-rsid="00c62521" style:font-style-asian="normal" style:font-weight-asian="normal" style:font-style-complex="normal" style:font-weight-complex="normal"/>
    </style:style>
    <style:style style:name="P21" style:family="paragraph" style:parent-style-name="Standard">
      <style:text-properties fo:font-style="normal" fo:font-weight="normal" officeooo:rsid="00c7f31c" officeooo:paragraph-rsid="00c7f31c" style:font-style-asian="normal" style:font-weight-asian="normal" style:font-style-complex="normal" style:font-weight-complex="normal"/>
    </style:style>
    <style:style style:name="P22" style:family="paragraph" style:parent-style-name="Standard">
      <style:text-properties fo:font-style="normal" fo:font-weight="normal" officeooo:rsid="00c959e7" officeooo:paragraph-rsid="00c959e7" style:font-style-asian="normal" style:font-weight-asian="normal" style:font-style-complex="normal" style:font-weight-complex="normal"/>
    </style:style>
    <style:style style:name="P23" style:family="paragraph" style:parent-style-name="Standard">
      <style:text-properties fo:font-style="normal" fo:font-weight="normal" officeooo:rsid="00c959e7" officeooo:paragraph-rsid="00ca7979" style:font-style-asian="normal" style:font-weight-asian="normal" style:font-style-complex="normal" style:font-weight-complex="normal"/>
    </style:style>
    <style:style style:name="P24" style:family="paragraph" style:parent-style-name="Standard">
      <style:text-properties fo:font-style="normal" fo:font-weight="normal" officeooo:rsid="00ca7979" officeooo:paragraph-rsid="00ca7979" style:font-style-asian="normal" style:font-weight-asian="normal" style:font-style-complex="normal" style:font-weight-complex="normal"/>
    </style:style>
    <style:style style:name="P25" style:family="paragraph" style:parent-style-name="Standard">
      <style:text-properties fo:font-style="normal" fo:font-weight="normal" officeooo:rsid="00cb4f3c" officeooo:paragraph-rsid="00cb4f3c" style:font-style-asian="normal" style:font-weight-asian="normal" style:font-style-complex="normal" style:font-weight-complex="normal"/>
    </style:style>
    <style:style style:name="P26" style:family="paragraph" style:parent-style-name="Standard">
      <style:text-properties fo:font-style="normal" fo:font-weight="normal" officeooo:rsid="00cd3c99" officeooo:paragraph-rsid="00cd3c99" style:font-style-asian="normal" style:font-weight-asian="normal" style:font-style-complex="normal" style:font-weight-complex="normal"/>
    </style:style>
    <style:style style:name="P27" style:family="paragraph" style:parent-style-name="Standard">
      <style:text-properties fo:font-style="normal" fo:font-weight="normal" officeooo:rsid="00ced52e" officeooo:paragraph-rsid="00ced52e" style:font-style-asian="normal" style:font-weight-asian="normal" style:font-style-complex="normal" style:font-weight-complex="normal"/>
    </style:style>
    <style:style style:name="P28" style:family="paragraph" style:parent-style-name="Standard">
      <style:text-properties fo:font-style="normal" fo:font-weight="normal" officeooo:rsid="00cf3102" officeooo:paragraph-rsid="00cf3102" style:font-style-asian="normal" style:font-weight-asian="normal" style:font-style-complex="normal" style:font-weight-complex="normal"/>
    </style:style>
    <style:style style:name="P29" style:family="paragraph" style:parent-style-name="Standard">
      <style:text-properties fo:font-style="normal" fo:font-weight="normal" officeooo:rsid="00d0baee" officeooo:paragraph-rsid="00d0baee" style:font-style-asian="normal" style:font-weight-asian="normal" style:font-style-complex="normal" style:font-weight-complex="normal"/>
    </style:style>
    <style:style style:name="P30" style:family="paragraph" style:parent-style-name="Standard">
      <style:text-properties fo:font-style="normal" fo:font-weight="normal" officeooo:rsid="00d21297" officeooo:paragraph-rsid="00d21297" style:font-style-asian="normal" style:font-weight-asian="normal" style:font-style-complex="normal" style:font-weight-complex="normal"/>
    </style:style>
    <style:style style:name="P31" style:family="paragraph" style:parent-style-name="Standard">
      <style:text-properties fo:font-style="normal" fo:font-weight="normal" officeooo:rsid="00d32213" officeooo:paragraph-rsid="00d32213" style:font-style-asian="normal" style:font-weight-asian="normal" style:font-style-complex="normal" style:font-weight-complex="normal"/>
    </style:style>
    <style:style style:name="P32" style:family="paragraph" style:parent-style-name="Standard">
      <style:text-properties fo:font-style="normal" fo:font-weight="normal" officeooo:rsid="00d4ff90" officeooo:paragraph-rsid="00d4ff90" style:font-style-asian="normal" style:font-weight-asian="normal" style:font-style-complex="normal" style:font-weight-complex="normal"/>
    </style:style>
    <style:style style:name="P33" style:family="paragraph" style:parent-style-name="Standard">
      <style:text-properties fo:font-style="normal" fo:font-weight="normal" officeooo:rsid="00d4ff90" officeooo:paragraph-rsid="00d5695d" style:font-style-asian="normal" style:font-weight-asian="normal" style:font-style-complex="normal" style:font-weight-complex="normal"/>
    </style:style>
    <style:style style:name="P34" style:family="paragraph" style:parent-style-name="Standard">
      <style:text-properties fo:font-style="normal" fo:font-weight="normal" officeooo:rsid="00d5695d" officeooo:paragraph-rsid="00d5695d" style:font-style-asian="normal" style:font-weight-asian="normal" style:font-style-complex="normal" style:font-weight-complex="normal"/>
    </style:style>
    <style:style style:name="P35" style:family="paragraph" style:parent-style-name="Standard">
      <style:text-properties fo:font-style="normal" fo:font-weight="normal" officeooo:rsid="00d69a82" officeooo:paragraph-rsid="00d69a82" style:font-style-asian="normal" style:font-weight-asian="normal" style:font-style-complex="normal" style:font-weight-complex="normal"/>
    </style:style>
    <style:style style:name="P36" style:family="paragraph" style:parent-style-name="Standard">
      <style:text-properties fo:font-style="normal" fo:font-weight="normal" officeooo:rsid="00d74017" officeooo:paragraph-rsid="00d74017" style:font-style-asian="normal" style:font-weight-asian="normal" style:font-style-complex="normal" style:font-weight-complex="normal"/>
    </style:style>
    <style:style style:name="P37" style:family="paragraph" style:parent-style-name="Standard">
      <style:text-properties fo:font-style="normal" fo:font-weight="normal" officeooo:rsid="00d80efe" officeooo:paragraph-rsid="00d80efe" style:font-style-asian="normal" style:font-weight-asian="normal" style:font-style-complex="normal" style:font-weight-complex="normal"/>
    </style:style>
    <style:style style:name="P38" style:family="paragraph" style:parent-style-name="Standard">
      <style:text-properties fo:font-style="normal" fo:font-weight="normal" officeooo:rsid="00d8ddcf" officeooo:paragraph-rsid="00d8ddcf" style:font-style-asian="normal" style:font-weight-asian="normal" style:font-style-complex="normal" style:font-weight-complex="normal"/>
    </style:style>
    <style:style style:name="P39" style:family="paragraph" style:parent-style-name="Standard">
      <style:text-properties fo:font-style="normal" fo:font-weight="normal" officeooo:rsid="00d8ddcf" officeooo:paragraph-rsid="00dc00c2" style:font-style-asian="normal" style:font-weight-asian="normal" style:font-style-complex="normal" style:font-weight-complex="normal"/>
    </style:style>
    <style:style style:name="P40" style:family="paragraph" style:parent-style-name="Standard">
      <style:text-properties fo:font-style="normal" fo:font-weight="normal" officeooo:rsid="00dc00c2" officeooo:paragraph-rsid="00dc00c2" style:font-style-asian="normal" style:font-weight-asian="normal" style:font-style-complex="normal" style:font-weight-complex="normal"/>
    </style:style>
    <style:style style:name="P41" style:family="paragraph" style:parent-style-name="Standard">
      <style:text-properties fo:font-style="normal" fo:font-weight="normal" officeooo:rsid="00dc00c2" officeooo:paragraph-rsid="00dc2e96" style:font-style-asian="normal" style:font-weight-asian="normal" style:font-style-complex="normal" style:font-weight-complex="normal"/>
    </style:style>
    <style:style style:name="P42" style:family="paragraph" style:parent-style-name="Standard">
      <style:text-properties fo:font-style="normal" fo:font-weight="normal" officeooo:rsid="00dc2e96" officeooo:paragraph-rsid="00dc2e96" style:font-style-asian="normal" style:font-weight-asian="normal" style:font-style-complex="normal" style:font-weight-complex="normal"/>
    </style:style>
    <style:style style:name="P43" style:family="paragraph" style:parent-style-name="Standard">
      <style:text-properties fo:font-style="normal" fo:font-weight="normal" officeooo:rsid="00ddac28" officeooo:paragraph-rsid="00ddac28" style:font-style-asian="normal" style:font-weight-asian="normal" style:font-style-complex="normal" style:font-weight-complex="normal"/>
    </style:style>
    <style:style style:name="P44" style:family="paragraph" style:parent-style-name="Standard">
      <style:text-properties fo:font-style="normal" fo:font-weight="normal" officeooo:rsid="00de4846" officeooo:paragraph-rsid="00de4846" style:font-style-asian="normal" style:font-weight-asian="normal" style:font-style-complex="normal" style:font-weight-complex="normal"/>
    </style:style>
    <style:style style:name="P45" style:family="paragraph" style:parent-style-name="Standard">
      <style:text-properties fo:font-style="normal" fo:font-weight="normal" officeooo:rsid="00df10be" officeooo:paragraph-rsid="00df10be" style:font-style-asian="normal" style:font-weight-asian="normal" style:font-style-complex="normal" style:font-weight-complex="normal"/>
    </style:style>
    <style:style style:name="P46" style:family="paragraph" style:parent-style-name="Standard">
      <style:text-properties fo:font-style="normal" fo:font-weight="normal" officeooo:rsid="00df2724" officeooo:paragraph-rsid="00df2724" style:font-style-asian="normal" style:font-weight-asian="normal" style:font-style-complex="normal" style:font-weight-complex="normal"/>
    </style:style>
    <style:style style:name="P47" style:family="paragraph" style:parent-style-name="Standard">
      <style:text-properties fo:font-style="normal" fo:font-weight="normal" officeooo:rsid="00df2a53" officeooo:paragraph-rsid="00df2a53" style:font-style-asian="normal" style:font-weight-asian="normal" style:font-style-complex="normal" style:font-weight-complex="normal"/>
    </style:style>
    <style:style style:name="P48" style:family="paragraph" style:parent-style-name="Standard">
      <style:text-properties fo:font-style="normal" fo:font-weight="normal" officeooo:rsid="00e05ba7" officeooo:paragraph-rsid="00e05ba7" style:font-style-asian="normal" style:font-weight-asian="normal" style:font-style-complex="normal" style:font-weight-complex="normal"/>
    </style:style>
    <style:style style:name="P49" style:family="paragraph" style:parent-style-name="Standard">
      <style:text-properties fo:font-style="normal" fo:font-weight="normal" officeooo:rsid="00e0fba5" officeooo:paragraph-rsid="00e0fba5" style:font-style-asian="normal" style:font-weight-asian="normal" style:font-style-complex="normal" style:font-weight-complex="normal"/>
    </style:style>
    <style:style style:name="P50" style:family="paragraph" style:parent-style-name="Standard">
      <style:text-properties fo:font-style="normal" fo:font-weight="normal" officeooo:rsid="00e2110a" officeooo:paragraph-rsid="00e2110a" style:font-style-asian="normal" style:font-weight-asian="normal" style:font-style-complex="normal" style:font-weight-complex="normal"/>
    </style:style>
    <style:style style:name="P51" style:family="paragraph" style:parent-style-name="Standard">
      <style:text-properties fo:font-style="normal" fo:font-weight="normal" officeooo:rsid="00e31d4d" officeooo:paragraph-rsid="00e31d4d" style:font-style-asian="normal" style:font-weight-asian="normal" style:font-style-complex="normal" style:font-weight-complex="normal"/>
    </style:style>
    <style:style style:name="P52" style:family="paragraph" style:parent-style-name="Standard">
      <style:text-properties fo:font-style="normal" fo:font-weight="normal" officeooo:rsid="00e34393" officeooo:paragraph-rsid="00e34393" style:font-style-asian="normal" style:font-weight-asian="normal" style:font-style-complex="normal" style:font-weight-complex="normal"/>
    </style:style>
    <style:style style:name="P53" style:family="paragraph" style:parent-style-name="Standard">
      <style:text-properties fo:font-style="normal" fo:font-weight="normal" officeooo:rsid="00e3a954" officeooo:paragraph-rsid="00e3a954" style:font-style-asian="normal" style:font-weight-asian="normal" style:font-style-complex="normal" style:font-weight-complex="normal"/>
    </style:style>
    <style:style style:name="P54" style:family="paragraph" style:parent-style-name="Standard">
      <style:text-properties fo:font-style="normal" fo:font-weight="normal" officeooo:rsid="00e3abcc" officeooo:paragraph-rsid="00e3abcc" style:font-style-asian="normal" style:font-weight-asian="normal" style:font-style-complex="normal" style:font-weight-complex="normal"/>
    </style:style>
    <style:style style:name="P55" style:family="paragraph" style:parent-style-name="Standard">
      <style:text-properties fo:font-style="normal" fo:font-weight="normal" officeooo:rsid="00e44c6e" officeooo:paragraph-rsid="00e44c6e" style:font-style-asian="normal" style:font-weight-asian="normal" style:font-style-complex="normal" style:font-weight-complex="normal"/>
    </style:style>
    <style:style style:name="P56" style:family="paragraph" style:parent-style-name="Text_20_body">
      <style:text-properties fo:font-style="normal" fo:font-weight="normal" officeooo:rsid="001d7ae8" officeooo:paragraph-rsid="00e5632e" style:font-style-asian="normal" style:font-weight-asian="normal" style:font-style-complex="normal" style:font-weight-complex="normal"/>
    </style:style>
    <style:style style:name="P57" style:family="paragraph" style:parent-style-name="Text_20_body">
      <style:text-properties officeooo:rsid="001a0412" officeooo:paragraph-rsid="00e5632e"/>
    </style:style>
    <style:style style:name="P58" style:family="paragraph" style:parent-style-name="Text_20_body">
      <style:text-properties officeooo:rsid="001b03ec" officeooo:paragraph-rsid="00e5632e"/>
    </style:style>
    <style:style style:name="P59" style:family="paragraph" style:parent-style-name="Text_20_body">
      <style:text-properties officeooo:rsid="001c3f7b" officeooo:paragraph-rsid="00e5632e"/>
    </style:style>
    <style:style style:name="P60" style:family="paragraph" style:parent-style-name="Text_20_body">
      <style:text-properties officeooo:rsid="001d7ae8" officeooo:paragraph-rsid="00e5632e"/>
    </style:style>
    <style:style style:name="P61" style:family="paragraph" style:parent-style-name="Text_20_body">
      <style:text-properties officeooo:paragraph-rsid="00e5632e"/>
    </style:style>
    <style:style style:name="P62" style:family="paragraph" style:parent-style-name="Text_20_body">
      <style:paragraph-properties fo:margin-top="0in" fo:margin-bottom="0in" loext:contextual-spacing="true"/>
      <style:text-properties fo:font-style="normal" fo:font-weight="normal" officeooo:rsid="00e05ba7" officeooo:paragraph-rsid="00e0fba5" style:font-style-asian="normal" style:font-weight-asian="normal" style:font-style-complex="normal" style:font-weight-complex="normal"/>
    </style:style>
    <style:style style:name="P63" style:family="paragraph" style:parent-style-name="Text_20_body">
      <style:paragraph-properties fo:margin-top="0in" fo:margin-bottom="0in" loext:contextual-spacing="true"/>
      <style:text-properties fo:font-style="normal" fo:font-weight="normal" officeooo:rsid="00e0fba5" officeooo:paragraph-rsid="00e0fba5" style:font-style-asian="normal" style:font-weight-asian="normal" style:font-style-complex="normal" style:font-weight-complex="normal"/>
    </style:style>
    <style:style style:name="P64" style:family="paragraph" style:parent-style-name="Text_20_body">
      <style:paragraph-properties fo:margin-top="0in" fo:margin-bottom="0in" loext:contextual-spacing="true"/>
      <style:text-properties officeooo:paragraph-rsid="00e0fba5"/>
    </style:style>
    <style:style style:name="P65" style:family="paragraph" style:parent-style-name="Standard">
      <style:text-properties fo:font-style="normal" fo:font-weight="normal" officeooo:rsid="00daa6a3" officeooo:paragraph-rsid="00dc00c2" style:font-style-asian="normal" style:font-weight-asian="normal" style:font-style-complex="normal" style:font-weight-complex="normal"/>
    </style:style>
    <style:style style:name="P66" style:family="paragraph" style:parent-style-name="Standard">
      <style:text-properties fo:font-style="normal" fo:font-weight="normal" officeooo:rsid="00e3a954" officeooo:paragraph-rsid="00e3a954" style:font-style-asian="normal" style:font-weight-asian="normal" style:font-style-complex="normal" style:font-weight-complex="normal"/>
    </style:style>
    <style:style style:name="P67" style:family="paragraph" style:parent-style-name="Standard">
      <style:text-properties fo:font-style="normal" fo:font-weight="normal" officeooo:rsid="00e723e2" officeooo:paragraph-rsid="00e723e2" style:font-style-asian="normal" style:font-weight-asian="normal" style:font-style-complex="normal" style:font-weight-complex="normal"/>
    </style:style>
    <style:style style:name="P68" style:family="paragraph" style:parent-style-name="Standard">
      <style:text-properties fo:font-style="normal" fo:font-weight="normal" officeooo:rsid="00e44c6e" officeooo:paragraph-rsid="00e723e2" style:font-style-asian="normal" style:font-weight-asian="normal" style:font-style-complex="normal" style:font-weight-complex="normal"/>
    </style:style>
    <style:style style:name="P69" style:family="paragraph" style:parent-style-name="Standard">
      <style:text-properties fo:font-style="normal" fo:font-weight="normal" officeooo:rsid="00e8bf2c" officeooo:paragraph-rsid="00e8bf2c" style:font-style-asian="normal" style:font-weight-asian="normal" style:font-style-complex="normal" style:font-weight-complex="normal"/>
    </style:style>
    <style:style style:name="P70" style:family="paragraph" style:parent-style-name="Standard">
      <style:text-properties fo:font-style="normal" fo:font-weight="normal" officeooo:rsid="00e91b0e" officeooo:paragraph-rsid="00e91b0e" style:font-style-asian="normal" style:font-weight-asian="normal" style:font-style-complex="normal" style:font-weight-complex="normal"/>
    </style:style>
    <style:style style:name="T1" style:family="text">
      <style:text-properties officeooo:rsid="00bb28cd"/>
    </style:style>
    <style:style style:name="T2" style:family="text">
      <style:text-properties officeooo:rsid="00bb973d"/>
    </style:style>
    <style:style style:name="T3" style:family="text">
      <style:text-properties officeooo:rsid="00be12ce"/>
    </style:style>
    <style:style style:name="T4" style:family="text">
      <style:text-properties officeooo:rsid="00bc5286"/>
    </style:style>
    <style:style style:name="T5" style:family="text">
      <style:text-properties officeooo:rsid="00beed92"/>
    </style:style>
    <style:style style:name="T6" style:family="text">
      <style:text-properties officeooo:rsid="00bf1ee2"/>
    </style:style>
    <style:style style:name="T7" style:family="text">
      <style:text-properties officeooo:rsid="00c06aa2"/>
    </style:style>
    <style:style style:name="T8" style:family="text">
      <style:text-properties officeooo:rsid="00c07ce4"/>
    </style:style>
    <style:style style:name="T9" style:family="text">
      <style:text-properties officeooo:rsid="00c3b218"/>
    </style:style>
    <style:style style:name="T10" style:family="text">
      <style:text-properties officeooo:rsid="00c42746"/>
    </style:style>
    <style:style style:name="T11" style:family="text">
      <style:text-properties officeooo:rsid="00c5328e"/>
    </style:style>
    <style:style style:name="T12" style:family="text">
      <style:text-properties officeooo:rsid="00c6159f"/>
    </style:style>
    <style:style style:name="T13" style:family="text">
      <style:text-properties officeooo:rsid="00c62521"/>
    </style:style>
    <style:style style:name="T14" style:family="text">
      <style:text-properties officeooo:rsid="00c7f31c"/>
    </style:style>
    <style:style style:name="T15" style:family="text">
      <style:text-properties officeooo:rsid="00c959e7"/>
    </style:style>
    <style:style style:name="T16" style:family="text">
      <style:text-properties officeooo:rsid="00ca7979"/>
    </style:style>
    <style:style style:name="T17" style:family="text">
      <style:text-properties officeooo:rsid="00ced52e"/>
    </style:style>
    <style:style style:name="T18" style:family="text">
      <style:text-properties officeooo:rsid="00cf3102"/>
    </style:style>
    <style:style style:name="T19" style:family="text">
      <style:text-properties officeooo:rsid="00d21297"/>
    </style:style>
    <style:style style:name="T20" style:family="text">
      <style:text-properties officeooo:rsid="00d32213"/>
    </style:style>
    <style:style style:name="T21" style:family="text">
      <style:text-properties officeooo:rsid="00d4ff90"/>
    </style:style>
    <style:style style:name="T22" style:family="text">
      <style:text-properties officeooo:rsid="00d5695d"/>
    </style:style>
    <style:style style:name="T23" style:family="text">
      <style:text-properties officeooo:rsid="00d69a82"/>
    </style:style>
    <style:style style:name="T24" style:family="text">
      <style:text-properties officeooo:rsid="00d80efe"/>
    </style:style>
    <style:style style:name="T25" style:family="text">
      <style:text-properties officeooo:rsid="00d8ddcf"/>
    </style:style>
    <style:style style:name="T26" style:family="text">
      <style:text-properties officeooo:rsid="00dc00c2"/>
    </style:style>
    <style:style style:name="T27" style:family="text">
      <style:text-properties officeooo:rsid="00dc2e96"/>
    </style:style>
    <style:style style:name="T28" style:family="text">
      <style:text-properties officeooo:rsid="00ddac28"/>
    </style:style>
    <style:style style:name="T29" style:family="text">
      <style:text-properties officeooo:rsid="00df10be"/>
    </style:style>
    <style:style style:name="T30" style:family="text">
      <style:text-properties officeooo:rsid="00e05ba7"/>
    </style:style>
    <style:style style:name="T31" style:family="text">
      <style:text-properties officeooo:rsid="0021b70c"/>
    </style:style>
    <style:style style:name="T32" style:family="text">
      <style:text-properties officeooo:rsid="0020fce5"/>
    </style:style>
    <style:style style:name="T33" style:family="text">
      <style:text-properties officeooo:rsid="00e2110a"/>
    </style:style>
    <style:style style:name="T34" style:family="text">
      <style:text-properties officeooo:rsid="00e31d4d"/>
    </style:style>
    <style:style style:name="T35" style:family="text">
      <style:text-properties officeooo:rsid="00e34393"/>
    </style:style>
    <style:style style:name="T36" style:family="text">
      <style:text-properties officeooo:rsid="001c3f7b"/>
    </style:style>
    <style:style style:name="T37" style:family="text">
      <style:text-properties officeooo:rsid="001789d3"/>
    </style:style>
    <style:style style:name="T38" style:family="text">
      <style:text-properties officeooo:rsid="0017b182"/>
    </style:style>
    <style:style style:name="T39" style:family="text">
      <style:text-properties officeooo:rsid="00183f9a"/>
    </style:style>
    <style:style style:name="T40" style:family="text">
      <style:text-properties officeooo:rsid="001a0412"/>
    </style:style>
    <style:style style:name="T41" style:family="text">
      <style:text-properties officeooo:rsid="00e723e2"/>
    </style:style>
    <style:style style:name="T42" style:family="text">
      <style:text-properties officeooo:rsid="00e8bf2c"/>
    </style:style>
    <style:style style:name="T43" style:family="text">
      <style:text-properties officeooo:rsid="00e91b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огда Брежнев умер, его нехорошо похоронили. Два мужика в чёрно-траурных нарукавных повязках просто сбросили гроб в яму у Кремлёвской стены. Кто смотрел церемонию без урезок для программы «Время», были просто шокированы.</text:p>
      <text:p text:style-name="P1">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1"/>
      <text:p text:style-name="P1">Выйдя из бани поздним вечером четверга, я воочию увидел как растеряны люди, как сбиваются поплотнее и озираются в поисках пастыря.</text:p>
      <text:p text:style-name="P1">А на Декабристов 13, вроде и со смехом, но всерьёз отгораживались от неведомого грядущего <text:span text:style-name="T3">стеной </text:span>бумажны<text:span text:style-name="T3">х</text:span> грамот, которыми награждались члены семьи на протяжении её существования.</text:p>
      <text:p text:style-name="P1">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ч третьем классе, за второе место в шашечном турнире пионерлагеря, за участие в самодеятельности, а теперь вот служат охранительным частоколом. <text:span text:style-name="T1">Сказать тут нечего, можно лишь пожать плечами.</text:span></text:p>
      <text:p text:style-name="P1"/>
      <text:p text:style-name="P2">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На то он и траур.</text:p>
      <text:p text:style-name="P2"/>
      <text:p text:style-name="P2">Но вот, после очередных похорон, у кормила власти встал Горбачёв — вполне ещё средних лет, хотя и с непонятным пятном на лысине.</text:p>
      <text:p text:style-name="P2">Он начал говорить об ускорении и перестройке, с украинским прононсом выговаривая звук «г». Ну, говорит, пусть говорит — кому мешает?</text:p>
      <text:p text:style-name="P2">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2">У того чёрным по белому сказано — подобные меры принимают лишь те правительства, которые свой народ считают малолетней бестолочью. Типа, задвинуть засов на двери и сказать:</text:p>
      <text:p text:style-name="P2">- Сегодня ты никуда не пойдёшь.</text:p>
      <text:p text:style-name="P2">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span text:style-name="T2">Так выразился мой знак протеста.</text:span></text:p>
      <text:p text:style-name="P3">Кто-то из верноподданных продавщиц начала бухтеть, что нужно меня схватить и вызвать милицию, но в очереди не нашлось исполнителя её проекту. Пустую бутылку я аккуратно опустил в урну у входа в гастроном.</text:p>
      <text:p text:style-name="P3">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3">Моя мать, показавшись из кухни, испуганно закричала:</text:p>
      <text:p text:style-name="P3">- Коля! Он кровью рвёт!</text:p>
      <text:p text:style-name="P3">Отец мой тоже вышел, но почуяв знакомый дух, отмахнулся:</text:p>
      <text:p text:style-name="P3">- Какая кровь! Не видишь? Он готовый.</text:p>
      <text:p text:style-name="P3">Я накрыл ведро крышкой, переобулся в домашники и прошёл свалиться на диван.</text:p>
      <text:p text:style-name="P3"/>
      <text:p text:style-name="P3"><text:soft-page-break/>В ту пору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3"/>
      <text:p text:style-name="P3">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неделю, да и делились не всегда.</text:p>
      <text:p text:style-name="P3">Всё из-за принципа, с которым я вернулся из киевской командировки.</text:p>
      <text:p text:style-name="P3">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3">Прораб утверждал, что работяга ужрался в лоскуты, а я стоял на том, что тому просто стало плохо и доказательство тому — рабочая спецовка; люди не пьют на работе. </text:p>
      <text:p text:style-name="P4">Я знал, что пьёт где угодно и в чём попало, но просто в тот момент встал на позиции идеализма. </text:p>
      <text:p text:style-name="P4">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4">На это последовало резонное возражение, что вагончик не рабочее место.</text:p>
      <text:p text:style-name="P4">Пришлось подредактировать формулировку и «я не пью в рабочей одежде» стало моим принципом.</text:p>
      <text:p text:style-name="P4">Как компромисс мне предложили переодеться в чистое, бухнуть и снова одеть робу.</text:p>
      <text:p text:style-name="P4">Впоследствии процедура сократилась. Я просто раздевался до нижнего, делал пару вежливых глотков и опять натягивал спецуху.</text:p>
      <text:p text:style-name="P4">В нашей бригаде к принципам относились уважительно и принимали меня даже в неглиже.</text:p>
      <text:p text:style-name="P4">Только крановщик Виталя взрывался и выходил из себя:</text:p>
      <text:p text:style-name="P4">- Чё ты ему оставляешь? Он же всех спалит.</text:p>
      <text:p text:style-name="P4">- Не, он не стукач.</text:p>
      <text:p text:style-name="P4">- А если мастер зайдёт, его в трусах увидит; не врубится, что бухаем?</text:p>
      <text:p text:style-name="P4">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4">Как-то в обед, после первой кружки, он начал строить смехуёчки:</text:p>
      <text:p text:style-name="P4">- Ну, чё ты влип в тот «Всесвит»? Иди и тебе налью. Но только не раздеваться. У меня тоже принципы.</text:p>
      <text:p text:style-name="P5">Он хохотал, весело блестел глазами, хватал бутылку четырёхпалой рукой и наливал себе и Кирпе.</text:p>
      <text:p text:style-name="P5">Долг платежом красен.</text:p>
      <text:p text:style-name="P5">В обеденный перерыв следующего дня я взял в гастрономе бутылку «Золотой осени» и плитку шоколада. Виталя с Кирпой играли в вагончике в карты.</text:p>
      <text:p text:style-name="P6">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Это вовсе не месть была, а чистая педагогика. Виталя долго сдерживался, но темперамент взял своё:</text:p>
      <text:p text:style-name="P5">- Блииин! Бормотуху с «Алёнкой»! <text:span text:style-name="T3">Во</text:span>, извращенец!</text:p>
      <text:p text:style-name="P7">Но это он, конечно же, из зависти — сам-то в жизни так не пробовал.</text:p>
      <text:p text:style-name="P7">И<text:span text:style-name="T4"> я невозмутимо допил </text:span>всю <text:span text:style-name="T4">бутылку, даже </text:span>и <text:span text:style-name="T4">Кирпе не оставил, который Витале вчера подхихикивал.</text:span></text:p>
      <text:p text:style-name="P7">Хотя порой закрадывается сомнение — точно ли это педагогика, или мстительный эксгибиционизм?</text:p>
      <text:p text:style-name="P5">Но это исключительные случаи, а в основном я был непьющим, когда грянул указ.</text:p>
      <text:p text:style-name="P5"/>
      <text:p text:style-name="P7">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7">В забегаловке по ту сторону площади Конотопских дивизий вместо обычного сиянья <text:soft-page-break/>флуоресцентных ламп внутри виднелся свет лишь одинокой дежурной лампочки. С г<text:span text:style-name="T5">ру</text:span>стью проходил я мимо, покуда не заметил, что дверь забегаловки открылась и <text:span text:style-name="T5">пара мужиков спустились с высокого крыльца.</text:span></text:p>
      <text:p text:style-name="P8">Ну-ка, ну-ка, поглядим!</text:p>
      <text:p text:style-name="P8">Незапертая дверь подалась под лёгким нажимом.</text:p>
      <text:p text:style-name="P8">Тут и впрямь горела лишь одна лампочка в 100 ватт, как раз над пивным краном, но из крана текло пиво в бокалы!</text:p>
      <text:p text:style-name="P8">Мужика разбирали их и отходили к высоким круглым столикам. Если б не скудное освещение — всё как в старые добрые беззаконные времена.</text:p>
      <text:p text:style-name="P8">Нет, не всё. Нету прежнего шума и гама тёплых дружеских разговоров. Продавец в белой поварской куртке раз за разом предупреждает из-за стойки:</text:p>
      <text:p text:style-name="P8">- Тише: мужики, и давай по быстрому! И так нарушаем.</text:p>
      <text:p text:style-name="P8">Нет кайфа в кайфе под кнутом секундомера. 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8">- Держи его! Хватай! Зовите милицию!</text:p>
      <text:p text:style-name="P8">Мы вне закона.</text:p>
      <text:p text:style-name="P8"/>
      <text:p text:style-name="P8">Честно говоря, забегаловки мне не сильно нравятся. <text:s/>Стоишь в очереди и смотришь <text:span text:style-name="T6">как подваливают корифаны и просто знакомые к стоящим впереди тебя:</text:span></text:p>
      <text:p text:style-name="P8">- <text:span text:style-name="T6">Братан, и мне парочку.</text:span></text:p>
      <text:p text:style-name="P9">И вместо одной очереди выстаиваешь, фактически, две-три. Ещё противнее, когда до крана уж совсем рукой подать, тебя вдруг толкает в бок полузнакомый кент — подмигивает, лыбится:</text:p>
      <text:p text:style-name="P9">- Ты ж не забыл, что и мне три кружки.</text:p>
      <text:p text:style-name="P9">Нет, в следующий раз уж лучше я в кафе; там только бутылочное, подороже, но этих наглых хвостопадных рож не будет.</text:p>
      <text:p text:style-name="P9">И после очередной бани я гордо прохоже мимо забегаловки и топаю до кафе.</text:p>
      <text:p text:style-name="P9">- Пива нет.</text:p>
      <text:p text:style-name="P9">Блин! Придётся на Мир переться.</text:p>
      <text:p text:style-name="P9">Но и в кафе рядом с кинотеатром тоже пива нет. Последний шанс — вокзальный ресторан.</text:p>
      <text:p text:style-name="P9">Та же картина. Но ведь это четверг! Пришлось брать бутылку белого вина.</text:p>
      <text:p text:style-name="P9">Столы в ресторане большие, человек на десять каждый в окружении тяжких стульев в кожаной обивке, а посетителей почти нет. </text:p>
      <text:p text:style-name="P10">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10">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10">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10">Он уставился на тонкую струйку и сообщил, что недавно вышел с зоны.</text:p>
      <text:p text:style-name="P10">Пара парней через один стол притихли.</text:p>
      <text:p text:style-name="P10">Я поздравил его с освобождением и выпил.</text:p>
      <text:p text:style-name="P10">Лицо его вдруг исказилось непонятной злобой и он стал громко угрожать, что когда я окажусь на одной с ним зоне он будет иметь меня в прямой проход. Всё это, конечно, в более общедоступной терминологии.</text:p>
      <text:p text:style-name="P10">Вино допито, сосед по столу мне не по душе и я поднялся уходить. Один из парней, что сидели неподалёку, уже стоял между столами.</text:p>
      <text:p text:style-name="P11">- <text:span text:style-name="T7">Мочи его!- сказал он мне.- Чё тянешь? Мы на подхвате.</text:span></text:p>
      <text:p text:style-name="P12">Совсем незнакомый парень. Видать патриотизм взыграл.</text:p>
      <text:p text:style-name="P11"><text:soft-page-break/>- <text:span text:style-name="T7">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12">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12">Он прибегнул к предельному оскорблению, но магия не сработала — бутылка не превратилась в осколки. Но всё равно, Горбачёву я этого не прощу.</text:p>
      <text:p text:style-name="P12">Ты скажешь при чём тут Горбачёв?</text:p>
      <text:p text:style-name="P12">Даже в эпоху дефицита бутылочное пиво в Конотопе не исчезало. Никогда.</text:p>
      <text:p text:style-name="P12"/>
      <text:p text:style-name="P12">А он всё не унимался и добавлял в сухой закон новые статьи об ужесточении <text:span text:style-name="T8">борьбы.</text:span></text:p>
      <text:p text:style-name="P12"/>
      <text:p text:style-name="P13">Вечером того дня, когда вступала в силу очередная ужесточительная волна, я, как обычно, отправился в парк на Миру на танцы.</text:p>
      <text:p text:style-name="P13">До танцплощадки я не дошёл и даже не дошёл до билетной кассы. В аллее парка меня перехватил незнакомец; тёмноволосый, мускулистый и усами скобкой, как у «Песняров».</text:p>
      <text:p text:style-name="P13">Он мне сказал, что я его не знаю, а он меня — да; он с ХАЗа, где работает с моим братом.</text:p>
      <text:p text:style-name="P13">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13">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Совсем как я — непротивленец; или же натаскан пограничными дозорами не делать лишних звуков. </text:p>
      <text:p text:style-name="P14">Чуть звякнув белым целлофаном, он сказал, что тут у него вино — успел отовариться до запретного часа.</text:p>
      <text:p text:style-name="P14">Не составлю ль я ему компанию? На что последовал ответ в утвердительной форме.</text:p>
      <text:p text:style-name="P14">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14">Все отрицательно качали головой, а некоторые даже испуганно отшатывались — не те теперь времена.</text:p>
      <text:p text:style-name="P14">Возможно это было его формой протеста против этих самых времён.</text:p>
      <text:p text:style-name="P14">Ножа так и не нашлось, но он как-то исхитрился содрать пластмассовую пробку о брус скамьи на аллее и протянул бутылку мне.</text:p>
      <text:p text:style-name="P14">Я сказал, что лучше пуст он начнёт, а то у меня тормоза нет.</text:p>
      <text:p text:style-name="P14">- Ничего, у меня вторая в целлофане.</text:p>
      <text:p text:style-name="P14">Моё дело предупредить... И я засадил все 700 граммов без остатка.</text:p>
      <text:p text:style-name="P14">- Да,- сказал несбывшийся собутыльник,- я ж не подумал...</text:p>
      <text:p text:style-name="P14">Он откупорил вторую бутылку, но мне не да, просто держал в руках, а когда мы опустились на скамью, поставил её между нами.</text:p>
      <text:p text:style-name="P14">Мы начали прощупывать друг друга на какую из философических тем завести дружеский разговор. <text:span text:style-name="T9">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span></text:p>
      <text:p text:style-name="P15">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15">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15">Никто из них за ним не побежал, только тот что постарше, стоя на месте, застучал ногами об асфальт с непонятным криком «улю-лю!». Пограничник врубил форсаж и растворился в <text:soft-page-break/>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15">- Давай,- сказал мне второй мент кивая на уже открытую боковую дверь фургона.</text:p>
      <text:p text:style-name="P16">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старшины на погонах.</text:p>
      <text:p text:style-name="P16">С безукоризненной чёткостью движений я поднялся в фургон. Дверь захлопнулась.</text:p>
      <text:p text:style-name="P16">- Добрый вечер!- изысканно поприветствовал я честнýю компанию и тут же схлопотал пинок в зад.</text:p>
      <text:p text:style-name="P16">- Он, сука, ещё «добрый вечер» говорит!- провопил пнувший меня старшина.</text:p>
      <text:p text:style-name="P16">Я свалился на кого-то из предыдущего улова и машинально воскликнул:</text:p>
      <text:p text:style-name="P16">- Извините!</text:p>
      <text:p text:style-name="P16">Испуганно оглянувшись на старшину, я увидел, что за «извините» не схлопочу — ему лень подыматься.</text:p>
      <text:p text:style-name="P16">Отвезли нас недалеко, в тот же двор, где когда-то снимались показания с «Орфеев» на тему пропажи баяна; только в другом здании.</text:p>
      <text:p text:style-name="P16">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16">- Домой! Понял? И больше никуда!</text:p>
      <text:p text:style-name="P16">Я вышел за ворота. </text:p>
      <text:p text:style-name="P16">Отчего все мне указывают что делать? А вот вам всем!</text:p>
      <text:p text:style-name="P16">И я упорно вернулся в парк и купил билет на танцплощадку. На входе тоже новость — помимо женщины, которой я отдаю билет, два парня с повязками дружинников и третий в форме сержанта милиции.</text:p>
      <text:p text:style-name="P16">Один из дружинников с сомнением заглянул мне в лицо:</text:p>
      <text:p text:style-name="P16">- Вы сегодня выпивали?</text:p>
      <text:p text:style-name="P16">- Никогда!- отчеканил я и беспрепятственно был <text:span text:style-name="T11">про</text:span>пущен <text:span text:style-name="T11">к скамейке вдоль ограды — досиживать до <text:s/>окончания танцев. Что и случилось через пару номеров.</text:span></text:p>
      <text:p text:style-name="P16"/>
      <text:p text:style-name="P17">Извещение о моём задержании дошло в <text:s/>СМП-615 поздно <text:span text:style-name="T10">—</text:span> через месяц-два. Я уж и думать забыл, когда начальник вызвал меня с объекта и потребовал написать объяснительную.</text:p>
      <text:p text:style-name="P17">Как видно, он решил использовать ситуацию по полной и назначил заседание профкома для рассмотрения моего персонального дела.</text:p>
      <text:p text:style-name="P17">Начинались осенние холода и на заседание я пришёл в плаще и шляпе. Начальник, в пиджаке и галстуке, приступил к изложению моих <text:span text:style-name="T12">прегрешений</text:span>.</text:p>
      <text:p text:style-name="P18">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18">Однако, я избрал позицию наблюдателя и на вопросы с пустым витийством отвечал лишь пожимом левого плеча под плащом.</text:p>
      <text:p text:style-name="P18">А моё издевательское отношение к руководству поезда? Вот, пожалуйста — написал объяснительную стихами.</text:p>
      <text:p text:style-name="P18">Из стопочки бумаг на столе перед собой он приподнят одну и потряс ею.</text:p>
      <text:p text:style-name="P18">Ух, ты! А я и не знал, что на меня такое досье скопилось.</text:p>
      <text:p text:style-name="P18">Или, вот моё напоминание в профком:</text:p>
      <text:p text:style-name="P18">«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18">Профком дружно грохнул хохотом; начальник, повинуясь стадному рефлексу, тоже <text:soft-page-break/>подхохотнул, не понимая что тут смешного.</text:p>
      <text:p text:style-name="P18">Со мною вообще опасно находиться рядом, я на объекте руки под плиту подкладываю.</text:p>
      <text:p text:style-name="P18"/>
      <text:p text:style-name="P18">Это факт. В тот день нас было четверо: мастер Каренин, плотник Иван, крановщик Виталя и я.</text:p>
      <text:p text:style-name="P18">Солнце играло на мартовских снегах строительных угодий, где мы начинали новый объект. </text:p>
      <text:p text:style-name="P19">Блоки фундамента уложены были в котлован ещё с осени, а потом всю зиму Иван приходил сторожить объект с 8 до 5. Приходил, включал в вагончике <text:s/>электотэн <text:span text:style-name="T13">и смотрел на белые сугробы за окном, или на портреты шлюховатых красоток из цветных журналов, которыми оклеил все стены.</text:span></text:p>
      <text:p text:style-name="P20">В тот день он стал моим подсобником. Всего-то и надо было поднять четыре ряда кладки в короткой стенке в будущем подъезде для монтажа обрубка плиты над <text:s/>входом в подвал под будущей лестничной площадкой первого этажа. 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20">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20">Я попытался объяснить Ивану, что именно сейчас самый удобный момент закончить эту кладку. <text:span text:style-name="T14">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21">Виталя для Ивана оказался дороже логики, он пошёл и зацепил стропы, как тот сказал.</text:p>
      <text:p text:style-name="P21">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21">Вместо раствора я положил на столбик руку, чтоб он не сделал так.</text:p>
      <text:p text:style-name="P21">Виталя темпераментно матерился в своём скворечнике наверху, беспрерывно звенел звонком крана и подносил всё ближе.</text:p>
      <text:p text:style-name="P21">Вобщем, это была лобовая атака двух самолётов друг на друга: кто уступит — трус сопливый.</text:p>
      <text:p text:style-name="P21">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21">Там он и висел на стропах, пока я заканчивал кладку как положено Мастер Каренин стоял на блоках у меня над головой и спрашивал:</text:p>
      <text:p text:style-name="P21">- Зачем ты это делаешь, Сергей? Он же мог и раздавить, дури хватит. Остался б ты калекой.</text:p>
      <text:p text:style-name="P21">- Каренин, у меня и так вся жизнь поломатая. Всё, что осталось — это работа. Не хочу, чтоб из неё сопли делали.</text:p>
      <text:p text:style-name="P21">- А чё это она у него поломатая?- спросил Иван, стоя на блоках другой стены, у меня за спиной.</text:p>
      <text:p text:style-name="P21">- <text:span text:style-name="T15">Это кому что на роду написано,- пояснил ему мастер Каренин.</text:span></text:p>
      <text:p text:style-name="P22">Я заканчивал последний ряд, типа, занят, но не встрять в прекраснословную беседу не мог:</text:p>
      <text:p text:style-name="P22">- Чтоб ему руки отсохли, писателю этому.</text:p>
      <text:p text:style-name="P22">Каренин с Иваном враз умолкли. Мастер как-то съёжился и отвёл глаза.</text:p>
      <text:p text:style-name="P22">И именно в тот момент, <text:s/>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22"/>
      <text:p text:style-name="P22"><text:soft-page-break/>Опаньки! Выходит тем проклятьем я пожелал, чтоб у меня рука отсохла?</text:p>
      <text:p text:style-name="P22"/>
      <text:p text:style-name="P22">Мы с Иваном смонтировали обрубок. Виталя слез с крана и успел пару раз сыграть в карты до выхода на шоссе, откуда нас забирала наша «чаечка».</text:p>
      <text:p text:style-name="P22">Вскоре я забыл про этот случай, а вот начальник пришил в досье.</text:p>
      <text:p text:style-name="P22">-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22"/>
      <text:p text:style-name="P22">Всё верно — два дня в Москву за паровозиком для Андрея, один день в Киев, в книгоиздательство «Днипро».</text:p>
      <text:p text:style-name="P23">Я сознавал, что совершаю прогулы, но в СМП-615 немало кто имеет по неделе прогулов, а пара чемпионов до двадцати дней. Вот что я посчитал гарантией дозволенности не выйти на работу три дня — <text:span text:style-name="T16">их нарушения прикроют мою задницу</text:span>. <text:s text:c="2"/></text:p>
      <text:p text:style-name="P24">Ан, нет! Дисциплина прежде всего.</text:p>
      <text:p text:style-name="P24"/>
      <text:p text:style-name="P24">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24">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24">Отчего я до конца остался наблюдателем и не выступил с самозащитной речью про чужие прогулы и моё искреннее раскаяние?</text:p>
      <text:p text:style-name="P24">Надоело. Пришла пора искать новые точки приложения для моего экспериментализма.</text:p>
      <text:p text:style-name="P24">К тому же, летом был сдан 100-квартирный дом. Каменщица из нашей бригады, Нина — толстуха с мохнатой родинкой на щеке, получила в нём квартиру.</text:p>
      <text:p text:style-name="P24">Она поступила в СМП-615 за пару месяцев до сдачи дома, и, получив квартиру, вскоре уволилась.</text:p>
      <text:p text:style-name="P24">Я пошёл в отдел кадров и спросил у Петухова: какая у меня очередь на получение квартиры?</text:p>
      <text:p text:style-name="P24">Он ответил, что я — тридцать пятый.</text:p>
      <text:p text:style-name="P24">Это невозможно! Шесть лет назад я был двадцать четвёртым!</text:p>
      <text:p text:style-name="P25">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25"/>
      <text:p text:style-name="P25">Прощай, любимый поезд! Прощай, бригада! Вагончик я не подожгу, хоть из него пропала моя гитара, принéсенная на день рожденье Грини.</text:p>
      <text:p text:style-name="P25"/>
      <text:p text:style-name="P25">Когда в трудовой книжке последняя запись «уволен по статье», то это, типа, волчий билет — нигде не принимают на работу.</text:p>
      <text:p text:style-name="P25">Однако, в Конотопе есть предприятие, где волков не боятся, это «тряпки», они же фабрика вторсырья. Там, с учётом моей специальности, меня приняли рабочим капремонта.</text:p>
      <text:p text:style-name="P26">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26">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26">Но в самом начале я не скучал, потому что меня послали в командировку в город Киев.</text:p>
      <text:p text:style-name="P26">Тогдашний Секретарь ЦК компартии Украины, товарищ Щербицкий, обещался посетить <text:soft-page-break/>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26">Когда я прибыл вносить свою лепту, металлические конструкции в цехах фабрики <text:span text:style-name="T17">красили уже по четвёртому разу, а двор фабрики покрывали третьим слоем асфальта. </text:span></text:p>
      <text:p text:style-name="P27">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27">Готовясь к командировке, я заходил в Универмаг купить спортивную сумку для нужных вещей. Как оказалось, там на такие сумки наехал приступ дефицита <text:span text:style-name="T18">и мне пришлось взять небольшую, практичную, но, если присмотреться, всё-таки женскую сумку.</text:span></text:p>
      <text:p text:style-name="P28">Может я действительно извращенец?</text:p>
      <text:p text:style-name="P28">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28">Пансионатом называлась длинная одноэтажка с комнатами пеналами как в общежитиях, только что окна побольше.</text:p>
      <text:p text:style-name="P28">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Три-четыре; выдох, наклон...</text:p>
      <text:p text:style-name="P28"/>
      <text:p text:style-name="P28">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газету набросили.</text:p>
      <text:p text:style-name="P28">Участковый о чём-то стал расспрашивать, а блондин лежал и смотрел, и слова не мог сказать, а по газете муха ползала.</text:p>
      <text:p text:style-name="P28">Пацаны, конечно: «Не, не знаем. Не, не видали».</text:p>
      <text:p text:style-name="P29">Когда участковый ушёл, они ему «скорую» вызвали за то, что не спалил их перед тем.</text:p>
      <text:p text:style-name="P29"/>
      <text:p text:style-name="P29">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29">Мы переодевались тут же в выданные фабрикой спецовки, а одежду складывали на стулья.</text:p>
      <text:p text:style-name="P29">За поворотом коридора постоянно работал душ; не жизнь, а малина.</text:p>
      <text:p text:style-name="P29">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29">После очередного рабочего дня я вернулся в пансионат и понял, что у блондина закончилась командировка, потому что его постел<text:span text:style-name="T19">ь</text:span> уже <text:span text:style-name="T19">исчезла</text:span>, а моя извращенская сумка <text:s/>распахнута и в ней не нашлись мои последние десять рублей.</text:p>
      <text:p text:style-name="P30">До конца моей командировки оставалась ещё неделя.</text:p>
      <text:p text:style-name="P30">Утром следующего дня, это была суббота, я вышел на поиски пищи. Никакого определённого плана я не составил, а просто шёл в сторону далёкого моста через Днепр. Потом шёл по мосту на множестве стальных <text:span text:style-name="T20">канатов</text:span>. За мостом в поле стояли несколько многоэтажек — зародыш района Троещина, но я шёл мимо и дальше; туда, где виднелся лес.</text:p>
      <text:p text:style-name="P30">Дорога прошла через село Погреби и углубилась в лес, где я начал искать грибы. Там <text:soft-page-break/>попадались только два вида и те незнакомые — одни с заострёнными шляпками, но очень горькие, так что пришлось есть другие — со впадинками.</text:p>
      <text:p text:style-name="P30">Голод отступил и я пошёл обратно. В поле между селом и далёкими многоэтажками мне повезло — на обочине дороги я увидел россыпь картошки. Наверное, кузов машины с 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30">В пансионате, в самом конце коридора находилась кухня с газовой плитой <text:span text:style-name="T20">и большой кастрюлей на</text:span> ней. <text:span text:style-name="T20">Я заготовил картошку в мундире впрок на несколько дней.</text:span></text:p>
      <text:p text:style-name="P30"/>
      <text:p text:style-name="P31">А когда я возвращался в Киев по мосту со стальными канатами, то понял что не даёт мне жить нормальной жизнью — моё стихоплётство. Вон все вокруг живут как люди, потому что стихов не пишут. Надо и мне завязать; глядишь — и всё наладится.</text:p>
      <text:p text:style-name="P31">Легко сказать «завяжу я с этим делом», но как?</text:p>
      <text:p text:style-name="P31">Сжечь блокнотик, который блондин великодушно оставил в сумке? Слишком тривиально.</text:p>
      <text:p text:style-name="P31">И я решил сделать сборник стихов и на этом поставить точку. Вот такой план.</text:p>
      <text:p text:style-name="P31">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31">Сверх того она дала мне брак — два не разрезанных листа; получилась папка для остальных.</text:p>
      <text:p text:style-name="P31">В Красном Уголке я попросил художника сделать из этой папки обложку сборника стихов под названием «Таке собi?»</text:p>
      <text:p text:style-name="P31">Вечером в пансионате я почти печатным почерком переписал стихи и предисловие из блокнотика на прине<text:span text:style-name="T21">сённые листы бумаги.</text:span></text:p>
      <text:p text:style-name="P32">Утром на фабрике художник показал как он оформил обложку — абстрактно бежевые волны, 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32">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32"/>
      <text:p text:style-name="P32">Хорошо жить в одном городе с книгоиздательством — заканчивая работу в пять успеваешь посетить их без совершения прогула.</text:p>
      <text:p text:style-name="P32">В том кабинете, откуда молодой человек направлял меня к специалисту по Моэму, сидели уже двое — другой молодой человек и молодая женщина.</text:p>
      <text:p text:style-name="P32">Я спросил куда тут сдают поэзию. Они обрадовались и дали направление в первый кабинет по коридору налево за углом.</text:p>
      <text:p text:style-name="P32">Там, на сообщение о доставке сборника поэзии, прозвучал знакомый мне вопрос:</text:p>
      <text:p text:style-name="P32">- Кто вас прислал?</text:p>
      <text:p text:style-name="P32">- Ах, ну, конечно! Меня прислали из соседнего кабинета. Тут сразу за углом, знаете?</text:p>
      <text:p text:style-name="P32">Это послужило достаточной рекомендацией, чтоб сборник перешёл из рук в руки.</text:p>
      <text:p text:style-name="P32">Я вышел из издательства тоскуя и смеясь.</text:p>
      <text:p text:style-name="P32">Тоскуя?</text:p>
      <text:p text:style-name="P33">Я <text:span text:style-name="T22">отринул</text:span> свои<text:span text:style-name="T22">х</text:span> детищ <text:span text:style-name="T22">и дал зарок блюсти бесплодие отныне и вовеки.</text:span></text:p>
      <text:p text:style-name="P34">Смеясь?</text:p>
      <text:p text:style-name="P34">Я — свободен! Л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p>
      <text:p text:style-name="P34">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34">Всё! Отслужил...</text:p>
      <text:p text:style-name="P34"/>
      <text:p text:style-name="P34">- Как приняли?- спросил художник.</text:p>
      <text:p text:style-name="P34"><text:soft-page-break/>- На «ура!»</text:p>
      <text:p text:style-name="P34"/>
      <text:p text:style-name="P34">Имевшийся запас картошки мог поддерживать меня до конца недели, но она не насыщала; даже с солью.</text:p>
      <text:p text:style-name="P34">Художник заметил, как в Красном Уголке я подхватил с подоконника забытый кем-то сухарь булки и съел его, пряча в кулаке. Он рассказал об этом <text:span text:style-name="T23">вечно всем недовольному</text:span> начальнику отдела кадров. Тот пришёл в уже пустой от командировочных Красный Уголок и спросил в чём дело.</text:p>
      <text:p text:style-name="P34">У меня пропали деньги из сумки.</text:p>
      <text:p text:style-name="P34">Украли? Кто?</text:p>
      <text:p text:style-name="P35">Об этом ничего не знаю; была десятка и — не стало.</text:p>
      <text:p text:style-name="P35">Он недовольно дёрнул лицом и вышел.</text:p>
      <text:p text:style-name="P35">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35">Часа два-три я перелопачивал песок, чтоб спрятать его позади горшков с обречёнными ёлочками.</text:p>
      <text:p text:style-name="P35">За этот труд мне выписали десять рублей, которые я тут же получил в кассе. </text:p>
      <text:p text:style-name="P35">Билет на электричку до Конотопа стоил четыре с чем-то.</text:p>
      <text:p text:style-name="P35">Я пошёл в гастроном, купил бутылку водки, прозрачной как слеза разлуки, что-то там для закуси и вернулся в Красный Уголок. Мы с художником распили её за успех сборника поэзии, который листается сзаду наперёд.</text:p>
      <text:p text:style-name="P35"/>
      <text:p text:style-name="P35"/>
      <text:p text:style-name="P36">Капремонтом 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36">Второго капремонтника звали Арсен, его глаза косили друг на друга, не очень сильно; и он держал себя с важностью аксакала, несмотря на молодой возраст. Сыну исполнилось два года, вот он и загордился.</text:p>
      <text:p text:style-name="P36">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span text:style-name="T24">Арсен пытался увещевательно гасить наши стычки.</text:span></text:p>
      <text:p text:style-name="P36">Однажды в разговоре с Арсеном я привёл цитату из работы Карла Маркса «О происхождении семьи, частной собственности и государства. Вообще-то автором её принято считать Фридриха Энгельса, но Фриц напечатал её после того, как Карл скончался и сам он порылся в архивах неизданных трудов покойного.</text:p>
      <text:p text:style-name="P36">Наверное он, как тот блондин из Южной Украины считал себя вправе присвоить чужое. Как никак он всё жизнь содержал Карла и его жену на деньги своего отца, тоже Фрица.</text:p>
      <text:p text:style-name="P37">Всех этих подробностей я Арсену не излагал, просто повторил пару строк из самой работы.</text:p>
      <text:p text:style-name="P37">Юра вдруг окрысился и потребовал, чтобы я при нём не смел более повторять подобные вещи, потому что он коммунист и позвонит куда следует.</text:p>
      <text:p text:style-name="P37">Впервые последнее слово осталось за ним, он изумил меня до онемения своей угрозой натравить КГБ на основоположников марксизма-ленинизма. <text:s/>Хотя с них станется.</text:p>
      <text:p text:style-name="P37">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37">- Ха-ха-ха!- жизнерадостно прореагировал присутствовавший Юра.</text:p>
      <text:p text:style-name="P37">- И представь, Арсен, во всём зале не нашлось ни одного придурка над нею посмеяться; она <text:soft-page-break/>поднялась и дотанцевала. Доказала характер.</text:p>
      <text:p text:style-name="P37">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37"/>
      <text:p text:style-name="P37">В чём суть «тряпок»?</text:p>
      <text:p text:style-name="P37">Туда вагонами везут утиль отсортированный на свалках. Главным образом, заношенную и выброшенную одежду, а также макулатуру.</text:p>
      <text:p text:style-name="P37">Бабы из села Поповка визжащими дисками своих станков допарывают драное отрепье и снова-таки сортируют в мягкие холмики из просто тряпья, из вязанного тряпья, из воротников искусственного меха от зимних пальто.</text:p>
      <text:p text:style-name="P37">Целый день они стоят перед своими станками в пропылённых халатах с гроздьями булавок на груди, <text:span text:style-name="T25">которые заметили и вытащили из обносков, чтоб те не повредили диск. Вот уж кого никто не сглазит.</text:span></text:p>
      <text:p text:style-name="P38">К холмикам тряпья грузчики приносят глубокий ящик с длинными ручками, типа, носилки. 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38">Несколько раз я пробовал подменить кого-то из грузчиков; больше, чем на пару ходок меня не хватало.</text:p>
      <text:p text:style-name="P38">- Серёга! Ты свободней неси! Свободней!</text:p>
      <text:p text:style-name="P38">Какой там «свободней», если длинные ручки выскальзывают из стиснутых ладоней?</text:p>
      <text:p text:style-name="P38">Принесённое вторсырьё они вываливают возле какого-нибудь пресса; тряпки к одному, бумагу и картонные коробки к другому.</text:p>
      <text:p text:style-name="P38"/>
      <text:p text:style-name="P38">Пресс это тоже ящик, но с дверцей. Открыв её нужно уложить на пол две узкие трёхметровые полоски шинки и вывести её <text:s/>концы за пределы ящика.</text:p>
      <text:p text:style-name="P39"><text:span text:style-name="T26">Шинку накрываешь куском мешковины,</text:span> закрываешь дверцу на крюк и через верх набрасываешь внутрь хлам, натасканный грузчиками. </text:p>
      <text:p text:style-name="P65">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Щит ползёт вверх по направляющей. И эти его продвижения: вверх, вниз, уж очень медленны; душемотательны.</text:p>
      <text:p text:style-name="P40">Теперь в ящик нужно навалить добавку, по норме готовый тюк обязан весить от 60 кГ. Опять врубай пресс вминай её и, после следующей добавки, притиснутой щитом, обматывай тюк парой загодя проложенных шинок, чтоб не распадался. </text:p>
      <text:p text:style-name="P40">Подними щит в исходное положение и теперь можно открыть дверцу и выкатить готовый тюк. Его над откатить подальше, чтоб не мешал выкатывать последующие.</text:p>
      <text:p text:style-name="P41">Как наберётся стадо тюков, приходит грузчик Миша со своей двухколёсной тачкой, <text:span text:style-name="T27">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42">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42">Потом он сбрасывает тук с весов, опять опрокидывает его на тачку и тащит вон из цеха, <text:span text:style-name="T28">на отрытый воздух, а там по бетонной, но раздолбанной дорожке в ангар готовой продукции.</text:span></text:p>
      <text:p text:style-name="P43">Когда к ангару подадут пустой вагон, тюки перегрузят в него и увезут неведомо куда, на фабрики дальнейшей переработки вторсырья.</text:p>
      <text:p text:style-name="P43"/>
      <text:p text:style-name="P43">В прессовочном отделении всего одно окно в корке пыли, что копится там со времён первой пятилетки. Освещение исходит от желтовато тусклых лампочек, по одной над каждым из <text:soft-page-break/>четырёх прессов. Правда один не работает, но на двух прессовщиков и столько хватит.</text:p>
      <text:p text:style-name="P43">По норме, каждому за смену нужно сделать тридцать два тюка. </text:p>
      <text:p text:style-name="P43">Я едва укладываюсь в рабочее время, а прессовщик Миша, гражданский муж весовщицы Вали, наштампует норму и уйдёт, посвистывая.</text:p>
      <text:p text:style-name="P43">У него опыта больше — лишнего в ящик не положит, а у меня тюки с перегрузом.</text:p>
      <text:p text:style-name="P43">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43"/>
      <text:p text:style-name="P43">За смену кроме обеденного есть ещё два получасовых перерыва для отдыха. </text:p>
      <text:p text:style-name="P43">Мы сходимся в бытовку — большую комнату со шкафчиками для переодевания вдоль двух стен. В стене напротив входной двери окна; тоже в пыли, но света хватает.</text:p>
      <text:p text:style-name="P43">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43">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44">Я тут не обедаю; я хожу в столовую завода «Мотордеталь». 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44">Завод очень современный и столовая в нём на втором этаже со стеклянными стенами с видом на поле, откуда я пришёл. На проходной проблем нет — раз в спецовке, значит заводской.</text:p>
      <text:p text:style-name="P44">Порции хавки в столовой хоть и маленькие, зато дешёвые. Съешь, и часа два есть не хочется.</text:p>
      <text:p text:style-name="P44">Иногда весовщица Валя заказывает принести ей пирожное из столовой.</text:p>
      <text:p text:style-name="P44">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44">- Ну, не хочешь, как хочешь,- и я несу пирожное весовщице Вале.</text:p>
      <text:p text:style-name="P44"/>
      <text:p text:style-name="P44">А в получасовые перерывы для отдыха мы играем в «козла» и разговариваем.</text:p>
      <text:p text:style-name="P44">Кроме мужиков здесь отдыхает весовщица Валя, ещё пара баб помоложе, а иногда приходит технолог Валя.</text:p>
      <text:p text:style-name="P44">Крупная женщина, мечта поэта, но я с этим уже завязал.</text:p>
      <text:p text:style-name="P44">Грузчиков в бытовке четверо, <text:span text:style-name="T29">но старый Миша всё время молчит и ни во что не встревает. Даже в «козла» редко садится.</text:span></text:p>
      <text:p text:style-name="P45">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45">Он высокий, спокойный, надёжный и — как тесен мир! — он муж той самой Вали, что напечатала на машинке сборник моих переводов.</text:p>
      <text:p text:style-name="P45">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45">Он женоненавистник и, удерживая в ладони костяшки домино, опять начинает доказывать какие они все курвы:</text:p>
      <text:p text:style-name="P45">- Лежу я на ней, пыхчу, наяриваю, из кожи лезу, а она — глаза в потолок — «ой, Ваня! там в углу столько паутины!» Ну, не суки они?</text:p>
      <text:p text:style-name="P45">Тут и святой не удержится не вставить слова:</text:p>
      <text:p text:style-name="P45">- Да, Ваня,- говорю я,- как после такого не стать голубым?</text:p>
      <text:p text:style-name="P45">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45"/>
      <text:p text:style-name="P45">В конце зимы работники фабрики ежегодно ездят с трёхдневной экскурсией в Москву. Не <text:soft-page-break/>все, конечно, а желающие.</text:p>
      <text:p text:style-name="P45">Технолог Валя спросила нет ли у меня желания. Пришлось признаться, что у меня денег едва хватит до получки дотянуть.</text:p>
      <text:p text:style-name="P45">- Ой, ладно, - сказала она,- проезд и питание оплачивает профсоюз. Туда можно и с троячкой съездить.</text:p>
      <text:p text:style-name="P46">Это был вызов эксперименталисту.</text:p>
      <text:p text:style-name="P46">Я записался на экскурсию и приготовил три рубля.</text:p>
      <text:p text:style-name="P46"/>
      <text:p text:style-name="P46">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46">На площади нас уже ждал автобус, чтоб отвезти по вечерней Москве на Красную площадь.</text:p>
      <text:p text:style-name="P46">Там все вышли пройтись мимо мумии Ленина в Мавзолее. Остались лишь водитель, экскурсовод Оля да я.</text:p>
      <text:p text:style-name="P46">- А ввы что не идёте?- спросила Оля.</text:p>
      <text:p text:style-name="P46">- Не люблю покойников.</text:p>
      <text:p text:style-name="P46">Водитель слегка оглянулся от своего руля.</text:p>
      <text:p text:style-name="P46">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46">Они все знали одна другую и бойко общались о раскладах в своём экскурсионном бюро и про всякое другое.</text:p>
      <text:p text:style-name="P46">Одна из девушек, по-видимому, недавно выучила новое слово от кого-то из экскурсантов, потому что часто повторяла:</text:p>
      <text:p text:style-name="P46">- Я вся такая заиндевелая!</text:p>
      <text:p text:style-name="P46">Я придержал язык, чтобы не ляпнуть:</text:p>
      <text:p text:style-name="P46">- Смотри, не обляденей.</text:p>
      <text:p text:style-name="P46">В конце концов, тут столица, а не бытовка «тряпок».</text:p>
      <text:p text:style-name="P46">Вторсырьевцы вернулись с морозной площади ухая от холода и потирая плечи своих пальто и курток — священный долг отдан.</text:p>
      <text:p text:style-name="P46">Нас отвезли в район ВДНХ, в гостиницу построенную в конце пятидесятых для участников всемирного фестиваля молодёжи и студентов.</text:p>
      <text:p text:style-name="P47">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Все хором сказали, что так.</text:p>
      <text:p text:style-name="P47">Питались мы в отдельном здании столовой по талонам. Работница столовой порекомендовала мне не оставлять пальто на вешалке в конце зала.</text:p>
      <text:p text:style-name="P47">- Но без пальто удобней есть.</text:p>
      <text:p text:style-name="P47">- Глянь, Вера!- крикнула она другой работнице.- Тут ещё один гость из коммунизма!</text:p>
      <text:p text:style-name="P47"/>
      <text:p text:style-name="P47">Поскольку магазины меня никак не интересовали, я в основном гулял по району, <text:s/>катался на троллейбусе аж до конечной и даже нашёл киоск, где продавалась «Morning Star». В Конотоп, из-за заварухи в Польше она стала поступать с перебоями, наверное, они неверно комментировали события.</text:p>
      <text:p text:style-name="P47">На три рубля шибко не разгонишься, но я-таки сходил на исторический боевик с Караченцовым в главной роли.</text:p>
      <text:p text:style-name="P47">Наши, в общем, могут сделать пятнадцать минут экранного времени интересным, но остальные час двадцать полная тягомотина.</text:p>
      <text:p text:style-name="P47">В гостиницу «Полярная» я поехал на метро.</text:p>
      <text:p text:style-name="P47">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47">Я попросил мужика в пиджаке позвать официанта Николая, но тот только пожал плечами. <text:soft-page-break/>Тогда я потребовал метрдотеля.</text:p>
      <text:p text:style-name="P47">Вышла высокая женщина в таком же пиджаке.</text:p>
      <text:p text:style-name="P47">- Год назад я ужинал в вашем ресторане. При расчёте у меня не хватила рубля. Я обещал официанту занести позд<text:span text:style-name="T30">н</text:span>ее. Зовут его Николай; лицо умное, круглое. Передайте ему, пожалуйста.</text:p>
      <text:p text:style-name="P48">И я протянул ей рублёвку. Она молча приняла.</text:p>
      <text:p text:style-name="P48"/>
      <text:p text:style-name="P48">А ещё я нашёл место бесплатного времяпрепровождения — ЦБ им. Ленина.</text:p>
      <text:p text:style-name="P64">По р<text:span text:style-name="T31">á</text:span>зовому билету. <text:s/><text:span text:style-name="T32"><text:s text:c="2"/></text:span></text:p>
      <text:p text:style-name="P64">Шикарно<text:span text:style-name="T32">е место эта Центральная Библиотека имени Ленина</text:span>. Помесь театра с вокзалом. <text:span text:style-name="T32">Короче сказать</text:span>: грамоты храм. </text:p>
      <text:p text:style-name="P64">Двери высоченные и даже на ручке надпись <text:span text:style-name="T32">для грамотных </text:span>«к себе». Ну, к себе — к себе. </text:p>
      <text:p text:style-name="P64">Потянул <text:span text:style-name="T32">я</text:span>, <text:span text:style-name="T32">а </text:span>там ещё двери, а потом большой зал. <text:span text:style-name="T32">Он оказался раздевалкой</text:span>, <text:span text:style-name="T32">но с</text:span> колоннами, а в дальнем конце <text:span text:style-name="T32">зала </text:span>лестница мраморная молочного цвета. </text:p>
      <text:p text:style-name="P64">А <text:span text:style-name="T32">по</text:span> зал<text:span text:style-name="T32">у</text:span> снуёт сплошная дружба народов — бирманцы с сенегальцами, хотя, и белых немало <text:span text:style-name="T32">попадается</text:span>. </text:p>
      <text:p text:style-name="P64">И гляжу — неравновесно <text:span text:style-name="T32">как-то получается</text:span>: с левого боку гардеробщики <text:span text:style-name="T32">за мраморным барьером </text:span>мотаются с пальт<text:span text:style-name="T32">о</text:span> да номерками; <text:span text:style-name="T32">туда-сюда, туда-сюда;и</text:span> <text:span text:style-name="T32">о</text:span>чередь к ним не иссякает; а с правого — стоят, бездельем маются. </text:p>
      <text:p text:style-name="P64">Жалко <text:span text:style-name="T32">мне </text:span>их стало, подхожу, сво<text:span text:style-name="T32">ё</text:span> пальт<text:span text:style-name="T32">о-шинелку</text:span> на <text:span text:style-name="T32">беломраморный барьер</text:span> перед ними скинул, жду. Так хоть бы шевельнулись! </text:p>
      <text:p text:style-name="P64">Потом один <text:span text:style-name="T32">мне </text:span>барственно так поясняет: здесь, мол, только для академиков. </text:p>
      <text:p text:style-name="P64"><text:span text:style-name="T32">Ни хрена себе</text:span> сегрегаци<text:span text:style-name="T32">я</text:span> с дискриминацией! Иль сожрёт моё пальто ихние шубы академические? </text:p>
      <text:p text:style-name="P64">Короче, <text:span text:style-name="T32">по</text:span>благодар<text:span text:style-name="T32">ил</text:span> за информацию и — к раздевалкам напротив. Потом к лестнице молочно мраморной. Там билеты проверяют, ещё пару бумажек дают и <text:span text:style-name="T32">только потом </text:span>запускают, а рядом два милиционера — для порядку. </text:p>
      <text:p text:style-name="P64">На втором этаже, над раздевалками, ящики каталогов — шеренгами, смахивают на автоматические камеры хранения, только цвет деревянный. </text:p>
      <text:p text:style-name="P64">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64">Дежурная в заявку мою глянула, аж взвизгнула, словно караул скликает: Фрейд?!! Вы, не ошиблись, отвечаю, его, <text:span text:style-name="T32">голубчика, </text:span>пожалуйста. </text:p>
      <text:p text:style-name="P64">Не тут-то было. Чтоб допустили к этой книжечке, говорит <text:span text:style-name="T32">она мне</text:span>, нужна, как минимум степень кандидата соответствующих наук, и ещё московская прописка (разовый билет не <text:span text:style-name="T32">катит</text:span>), а также особая бумажка из учёных Олимпов, что мне дозвол<text:span text:style-name="T32">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64">Выхожу, значит, на улицу и такой <text:span text:style-name="T32">я </text:span>ко всему спокойный. Никуда не тянет, ничего неохота. Дошёл до перехода, где в метро спускаться, приткнулся <text:span text:style-name="T32">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64">Люди добрые! Где я? </text:p>
      <text:p text:style-name="P64">Огромный домина, по фронтону отакенными <text:span text:style-name="T31">буквицами «</text:span>Центральная Библиотека им. В. И. Ленина». Так он же для чего старался? Чтобы рабочие могли книжки читать. </text:p>
      <text:p text:style-name="P64"><text:span text:style-name="T31">Нам в</text:span>сем поголовно вдалбливают его главный наказ: «Учиться, учиться и учиться». </text:p>
      <text:p text:style-name="P64">И что же <text:span text:style-name="T31">теперь выходит</text:span>? </text:p>
      <text:p text:style-name="P64"><text:soft-page-break/>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64"><text:span text:style-name="T31">Т</text:span>ак и стою, <text:span text:style-name="T31">врастаю</text:span> в парапет, <text:s/>и такая во мне тишь и <text:span text:style-name="T31">кристалличность</text:span>. </text:p>
      <text:p text:style-name="P64">Очнулся <text:span text:style-name="T31">только</text:span>, когда со всех сторон скребёж поднялся. </text:p>
      <text:p text:style-name="P64">Гляжу — с полдюжины рабочих лопатами снег счищают. Солнце яркое, а они скребут да на меня поглядывают, будто ждут чего. </text:p>
      <text:p text:style-name="P64">А что <text:span text:style-name="T31">я </text:span>дам? Сам несолоно хлебавши. Или здесь тоже хотят чистить? Ну, <text:span text:style-name="T31">отклеился я</text:span> и — в переход, поглубже от сияющих вершин. </text:p>
      <text:p text:style-name="P62"><text:s text:c="2"/></text:p>
      <text:p text:style-name="P63">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63">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63">Технолог Валя не преувеличивала — три рубля на экскурсию в Москву за глаза хватит.</text:p>
      <text:p text:style-name="P63"/>
      <text:p text:style-name="P63">Единственный минус, что я задолжал фабрике эти три дня, то есть три дневных нормы по тридцать два тюка каждая.</text:p>
      <text:p text:style-name="P63">Технолог сказала — ничего, мол, потихоньку, по пять тюков в день сверх нормы — расквитаешься.</text:p>
      <text:p text:style-name="P49">Не люблю ходить в должниках и на третий день после возвращения из Москвы я пришёл на работу с «тормозком» съестного, чтобы стать стахановцем.</text:p>
      <text:p text:style-name="P49">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49">Я отработал вторую смену, потом третью и даже успел поспать в бытовке минут двадцать перед началом нового трудового дня.</text:p>
      <text:p text:style-name="P49"/>
      <text:p text:style-name="P49">Летом к нам добавился ещё один прессовщик и очень вовремя, потому что Миша уходил в отпуск.</text:p>
      <text:p text:style-name="P49">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49">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49">После получки он стал привозить с собой <text:s/>«тормозок» в газете и пищеварение наладилось.</text:p>
      <text:p text:style-name="P49">В его первый рабочий день его первым наставником оказался я.</text:p>
      <text:p text:style-name="P49">Объяснив ему назначение трёх кнопок <text:span text:style-name="T33">пресса и показав как закрывается дверца ящика на крюк, я начал делиться с ним знанием того, что некий немецкий поэт заявил, будто всечайки в полёте похожи на букву «Е», а почему?</text:span></text:p>
      <text:p text:style-name="P50">Его любимую звали Emma!</text:p>
      <text:p text:style-name="P50">Разве не молодец?! Подметил!</text:p>
      <text:p text:style-name="P50">Охваченный лекторским пылом, я в тусклом свете лампочки царапал по серой штукатурке стены эту самую «Е». Ведь точно как чайка, что легла на крыло в развороте!</text:p>
      <text:p text:style-name="P50">Ахмет радостно улыбался и молча кивал в ответ.</text:p>
      <text:p text:style-name="P50"/>
      <text:p text:style-name="P50">Теперь спрашивается: зачем я мучил ни в чём не повинного человека, и навязывал ненужные <text:soft-page-break/>знания парню слабо понимающему русский язык?</text:p>
      <text:p text:style-name="P50">Ответ: такова людская природа. В наши гены заложено желание поучать. </text:p>
      <text:p text:style-name="P50">Хочешь убедиться?</text:p>
      <text:p text:style-name="P50">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50">Желание это неудержимо, как у брадобрея подсмотревшего ослиные уши царя Мидаса: «я знаю! послушайте меня!»</text:p>
      <text:p text:style-name="P50"/>
      <text:p text:style-name="P50">Среди тряпичных отходов иногда попадались пригодные вещи.</text:p>
      <text:p text:style-name="P50">Так в шкафчике грузчика Саши скопилось около полдюжины свитеров, с оленями и без; всяких. И он каждый день пижонил в другом свитере.</text:p>
      <text:p text:style-name="P50">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span text:style-name="T34">Пока что он, через два дня на третий, вынимал из своего шкафчика все три уже собранные воротника, встряхивал их и вопрошал:</text:span></text:p>
      <text:p text:style-name="P50">- <text:span text:style-name="T34">А ништяк должно получиться, да?</text:span></text:p>
      <text:p text:style-name="P51">Ваня в своём шкафчике держал парадный китель подполковника Советской армии, с погонами и всё такое.</text:p>
      <text:p text:style-name="P51"/>
      <text:p text:style-name="P51">Когда меня отрядили гонцом за водярой в вино-водочный магазин на улице Семашко, то экипировали такими джинсами о каких когда-то я мог только мечтать. Только тот кленовый листочек там, по-моему, зря на ляжке вышили.</text:p>
      <text:p text:style-name="P51">Очередь в магазин начиналась задолго до него и непонятно петляла по тротуару, Потому-то подобную очередь тогда звали «петлёй Горбачёва». Но громко об этом говорить не стоит, потому что, по слухам, в очереди подсылают соглядатаев из КГБ — <text:span text:style-name="T35">послушать новые анекдоты и взять на заметку особо недовольных.</text:span></text:p>
      <text:p text:style-name="P52">Именно на этом основании я потребовал на фабрике маскировочный прикид и все согласились, что да, это надо.</text:p>
      <text:p text:style-name="P52">Несмотря на маскировку меня опознали пара гонцов из СМП-615, но в разговор вступать не стали.</text:p>
      <text:p text:style-name="P52">В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p>
      <text:p text:style-name="P52">По ходу продвижения очередь сотрясали панические слухи, что водка кончилась. 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52">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укатывая тюки в ангар. </text:p>
      <text:p text:style-name="P52">Мы с ускорением входили в перестройку.</text:p>
      <text:p text:style-name="P52"/>
      <text:p text:style-name="P52">И даже такой дефицит, как махровые полотенца, висели на трубах в комнате с кранами над жестяным жёлобом, где все смывали разводы пыли с грязных рук перед обедом.</text:p>
      <text:p text:style-name="P52">Своё полотенце я принёс с Декабристов 13, но побоялся оставлять его в умывальнике — а вдруг кто-то использует как общий утиль?</text:p>
      <text:p text:style-name="P52">Его я держал в бытовке на трубе отопления в углу под окном.</text:p>
      <text:p text:style-name="P52">Откуда у меня такой дефицит?</text:p>
      <text:p text:style-name="P52">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53">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53">Но как-то раз, вернувшись из вояжа в далёкую столовую «Мотордетали», я заметил, что <text:soft-page-break/>нежною белкой утёрлись чьи-то грязные лапы.</text:p>
      <text:p text:style-name="P53">Естественно, я поднял кипиш — что за дела?</text:p>
      <text:p text:style-name="P53">Это полотенце я не из тряпок выудил, а принёс из дому!</text:p>
      <text:p text:style-name="P53">Все указали на Ахмета.</text:p>
      <text:p text:style-name="P53">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53">Вон в умывалке десяток из висит; ему что — мало?</text:p>
      <text:p text:style-name="P53">Он извинился и сказал, что он не знал...</text:p>
      <text:p text:style-name="P53">Пришлось отнести полотенце обратно и в понедельник постирать.</text:p>
      <text:p text:style-name="P53">В среду, свежевыстиранное и поглаженное оно висело на своей трубе в бытовке.</text:p>
      <text:p text:style-name="P53">В получасовый перерыв я играл с грузчиками в «козла», когда хлопнула входная дверь на пружине и вошёл припоздавший Ахмет.</text:p>
      <text:p text:style-name="P53">Лялякая какую-то восточную мелодию, он деловито направился в угол.</text:p>
      <text:p text:style-name="P53">Ваня толкнул меня в плечо и подбородком указал: смотри, мол, что Ахмет творит.</text:p>
      <text:p text:style-name="P53">Тот старательно, как хирург, тёр мокрые руки о синюю белку.</text:p>
      <text:p text:style-name="P53">Но, по тому как он косил глазом из-под прижмура оливковых век, я понял — это всё с умыслом.</text:p>
      <text:p text:style-name="P53">- Ахмет,- сказал я в общей тишине.- Вижу тебе понравилось. Я дарю тебе это полотенце.</text:p>
      <text:p text:style-name="P53">- Ой, я забывала!</text:p>
      <text:p text:style-name="P53">- Подарки не обсуждаются. Бери — оно твоё.</text:p>
      <text:p text:style-name="P53">И я отдуплился в оба конца.</text:p>
      <text:p text:style-name="P67">Он-таки еврнул мне должок за того немецкого поэта с его буквальными чайками; а может не простил «Ахмета»?</text:p>
      <text:p text:style-name="P53"/>
      <text:p text:style-name="P54">Помимо прессовочного отделения, пара прессов стояли в других местах.</text:p>
      <text:p text:style-name="P54">Когда я получил задание запрессовать макулатуру возле одного из них, то словно из подземелья вышел — он стоял рядом с большим окном. И тут же находились ещё одни багажные весы.</text:p>
      <text:p text:style-name="P54">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54">Вот почему Валя дала мне карандаш и сказала вести запись веса тюков на бумажке, а в конце дня отдавать её ей, чтоб переписала в свою тетрадь.</text:p>
      <text:p text:style-name="P54">Этот карандаш и сделал из меня то, кем я стал.</text:p>
      <text:p text:style-name="P54">Он превратил меня в отпетого графомана.</text:p>
      <text:p text:style-name="P54">Сначала я писал в него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54">Я прочёл эти полстранички и увидел, что это хорошо. Мне понравилось — ни убавить ничего, ни прибавить.</text:p>
      <text:p text:style-name="P54">Потом к нему добавились зимний «Натюрморт» и летний «Портрет».</text:p>
      <text:p text:style-name="P54">Вместе с «Пасторалью:, они составили «Вернисаж» из четырёх картин.</text:p>
      <text:p text:style-name="P54">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54">Позже появились зимняя, весення и осенняя сонатинки, что составили сборник «Пори року» прозаика Секлетия Быдлюка.</text:p>
      <text:p text:style-name="P54">Разумеется, их писал уже не тот карандаш, но начиналось всё именно с него. </text:p>
      <text:p text:style-name="P55">Это он ввёл меня в транс, сделал из меня зомби, чтоб я хватал его и он продолжал бы писать строчку за строчкой уже на других бумажках, потому что тетрадка Любы Доли закончилась.</text:p>
      <text:p text:style-name="P55"/>
      <text:p text:style-name="P68">Порой совсем так мало нужно, чтобы случилось волшебство. Подумать только — <text:span text:style-name="T41">обыкновенный</text:span> огрызок карандаш<text:span text:style-name="T41">а</text:span>...</text:p>
      <text:p text:style-name="P67"><text:soft-page-break/>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67">В однокомнатной публичной библиотеки в первом этаже одной из пятиэтажек на Зеленчаке я обнаружил машинку с украинским шрифтом.</text:p>
      <text:p text:style-name="P67">Там работали две библиотекарш и — женщина пенсионного возраста и толстая девушка в очках. 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Старушка добавила также, что существует негласное правило снятие таких образцов со всех машинок в любых учреждениях.</text:p>
      <text:p text:style-name="P67">Всё предельно просто и логично — вздумай я печатать прокламации, органы враз по этим образцам увидят кого брать за жабры.</text:p>
      <text:p text:style-name="P67">Приятно сознавать, что тебя охраняют такие предусмотрительные органы.</text:p>
      <text:p text:style-name="P67">Тогда я попросился напечатать один рассказ прямо у них, за столом позади книжных полок. <text:span text:style-name="T42">Воспользуюсь копировальной бумагой, чтобы печатать две экземпляра сразу и один оставлю у них, на всякий.</text:span></text:p>
      <text:p text:style-name="P69">Старшая с сомнением качала головой, но девушка её уговорила.</text:p>
      <text:p text:style-name="P69">О, боги! До чего непростое искусство — печатанье на машинке. <text:s/>Чтоб настукать всего пару страничек, мне потребовались два выходных.</text:p>
      <text:p text:style-name="P69">Бедные библиотекарши, как им, наверное, стучало по мозгам моё затяжное выбивание буквы за буквой указательным пальцем.</text:p>
      <text:p text:style-name="P69">Конечный результат пестрел опечатками, но девушке понравился, хотя она в жизни не слышала выражения «мочить конi» и ей пришлось спрашивать у знакомых.</text:p>
      <text:p text:style-name="P69">А мне пришлось восстановить отношения с Жомниром, потому что он когда-то показал мне портативную машинку в своей архивной комнате.</text:p>
      <text:p text:style-name="P69">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69">Вот я и начал снова бывать в Нежине по выходным.</text:p>
      <text:p text:style-name="P69">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69">Я печатал всю ночь, а утром сходил на вокзал выпить кофе. Потом печатал сидя на балконе.</text:p>
      <text:p text:style-name="P69">В небе кувыркались голуби над кирпичной трубой кочегарки рядом с соседним зданием. <text:span text:style-name="T43">С высоты пятого этажа я посматривал на зелень деревьев внизу и снова оборачивался к машинке с заправленным в неё листом бумаги.</text:span></text:p>
      <text:p text:style-name="P70">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70">Жомнира возмутила концовка зимней сонатинки:</text:p>
      <text:p text:style-name="P70">- Слушай, так нельзя, это ни в какие ворота!</text:p>
      <text:p text:style-name="P70">А я ликовал — он не нашёл в моих рассказах повода придраться к языку, он негодовал и спорил с героем повествования!</text:p>
      <text:p text:style-name="P70">В уплату за пользование машинкой Жомнир, по старой памяти, подсовывал мне стихи для перевода: Шелли, Фроста, Киплинга.</text:p>
      <text:p text:style-name="P70">Я переводил и привозил ему, но это не в счёт; я оставался в завязке.</text:p>
      <text:p text:style-name="P53"/>
      <text:p text:style-name="P55">По советскому трудовому законодательству, каждому трудящемуся полагается ежегодный отпуск. </text:p>
      <text:p text:style-name="P55">Осенью фабрика вторсырья предоставила мне его. Как никак я отпахал на ней одиннадцать месяцев.</text:p>
      <text:p text:style-name="P55">Я не строил планов как провести его. Я твёрдо знал куда поеду.</text:p>
      <text:p text:style-name="P55"/>
      <text:p text:style-name="P61"><text:soft-page-break/><text:span text:style-name="T37">В</text:span> густой тени исхода ночи начинала уже, понемногу, угадываться более сплочённая чернота <text:span text:style-name="T37">при</text:span>дорожной лесополосы. </text:p>
      <text:p text:style-name="P61">Машине эдакая автострада — высшая, поди, мера без права <text:span text:style-name="T37">переписки</text:span>, а моим двоим — 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61">Ветер попутный. Ветер дует прямо в спину, не пора ли к магазину? Не послать ли нам гонца… </text:p>
      <text:p text:style-name="P61">Эк тебя повело, полег<text:span text:style-name="T38">ч</text:span>е на поворотах, малый. А сухой закон? Запамятовал? «Дура лекс, сед лекс». <text:span text:style-name="T38">П</text:span>еревести? </text:p>
      <text:p text:style-name="P61">Не иссвольте беспокойисся, с латынью мы на «ты». </text:p>
      <text:p text:style-name="P61">Но так опуститься! Какая вульгарщина! Пошлость наинизкопробнейшая. Гонца. Винца. Фи! </text:p>
      <text:p text:style-name="P61">А чё? Народное творчество. Фольклёр. Безупречный ямб. </text:p>
      <text:p text:style-name="P61">Тебя бы ямбом этим да по вые, чтоб разбирал ямб от дактиля. </text:p>
      <text:p text:style-name="P61">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61">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61">«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38">вскормленный</text:span>, раскумекал: какого рожна хлюст энтот, Ахиллес, <text:span text:style-name="T38">клеится</text:span> к сынку звезды бразильского футбола. Тут и бумаги не напасёшься! А про рост благосостояния на чём тискать? </text:p>
      <text:p text:style-name="P61">И то правда, только жить-то хочется, а жить не с кем, вот и живёшь с кем попало. Оттого и тешится народ фольклёрщиной. И <text:span text:style-name="T38">пре</text:span>отменны<text:span text:style-name="T38">е</text:span>, заметьте, <text:span text:style-name="T38">сударь мой, </text:span>поделки встречаются, Взять хоть эту: «…последний раз, падлюги, спрашую — хто сказал на бога «рашпиль»?!.». </text:p>
      <text:p text:style-name="P61">В чуть белесой уже мгле безлюдья — сдержанное фырканье смешка. Наплыл и отстал ч<text:span text:style-name="T38">ё</text:span>рный сгусток деревца на обочине. </text:p>
      <text:p text:style-name="P61">Однако же и вышколили тебя. Кому здесь заоглядываться на беспричинный смех? </text:p>
      <text:p text:style-name="P61">Иду и улыбаюсь сам себе, при мысли же «что встречные подумают?!» и вовсе хохочу. </text:p>
      <text:p text:style-name="P61">Тоже народ нафольклёрил? </text:p>
      <text:p text:style-name="P61">Не, какой-то чех с поэтическим уклоном. </text:p>
      <text:p text:style-name="P61">А чехи не люди? Заколю! </text:p>
      <text:p text:style-name="P61">Смилуйся, о, Авраам! Пошарь в кусточках, авось разойдёмся красиво — и Яхве сытый, и сыночек целый. </text:p>
      <text:p text:style-name="P61"><text:soft-page-break/>А если я — Тарас Бульба? </text:p>
      <text:p text:style-name="P61">Ну, это, разве что в засушенном виде. Из тебя казак, как из козы Робинзон Крузо. И больше так не скажи — куры засмеют. </text:p>
      <text:p text:style-name="P61">Эва! А говорили будто смех — монопольная собственность Хомы Сапи<text:span text:style-name="T38">е</text:span>нсова. </text:p>
      <text:p text:style-name="P61">Ну, в смысле физиологии, ясно: спазмы и поп<text:span text:style-name="T38">ё</text:span>рхивания жутко нужные здоровью. А в смысле смысла? Что за прибыль от этой монополии? </text:p>
      <text:p text:style-name="P61">Помозгуем. Где смеются порядочные люди? В специально отведенных местах. В цирке, скажем, или… </text:p>
      <text:p text:style-name="P61">Правильно! Айда в кино! Комедия — предел всему! Фантоцци. Ух, даёт! </text:p>
      <text:p text:style-name="P61">Шмяк! Бряк! Шарах! Дзинь-буль-тресь-бздынь!! Пссс… </text:p>
      <text:p text:style-name="P61">Гы-гы-га! У-ю-гу-гу! Х-хо-хо! Иа-ха-ха! Вот где смеху-то! </text:p>
      <text:p text:style-name="P61">Только соседка моя, необъятная дама слева, ни гу-гу. Что такое? Вздремнула? Нет, глядит добросовестно, но молча. </text:p>
      <text:p text:style-name="P61">И снова человек на экране с разгону ахнулся лбом в столб. Зал грохнул дружным залпом. А ей хоть бы что — молчит! 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61">И спрашивается теперь: отчего смеются люди? Ответствую — от страха. </text:p>
      <text:p text:style-name="P61">От страха? </text:p>
      <text:p text:style-name="P61">Именно! Ведь, что может быть женщине страшнее уродящей одежды? 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61">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61">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 Смех над собой — молитва «да не угораздит меня боле». Они неразлучны — страх и смех. Скажи над чем смеёшься и я скажу чего боишься ты! </text:p>
      <text:p text:style-name="P61">Выходит, тот, кто никогда не смеётся, ничего не боится? </text:p>
      <text:p text:style-name="P61">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text:soft-page-break/>человекообразные с латинской кличкой «homo sapiens». Так что не пудрите нам мозги. </text:p>
      <text:p text:style-name="P61">Но тогда получается, что с помощью анекдотов можно узнавать… </text:p>
      <text:p text:style-name="P61">Ага! Доходит? Отлично. Идём дальше. А вот, кстати, и километровый столб. Ну-ка, что поведает? Нет, не разберу, темно ещё. </text:p>
      <text:p text:style-name="P61">Ну, и хрен с ним, пущай стоить. Не он первый, не он последний. Чего пристал к сиротке? Нужóн он тебе? Топаешь и топай своей дорогой. </text:p>
      <text:p text:style-name="P61">Ах, извините. Право слово — без умысла и подвохов. Ещё раз прощения просим. Счастливо оставаться… </text:p>
      <text:p text:style-name="P61">М-да… О чём это мы? Ах, ну, конечно: рассмотрение бессмертного вопроса классика: «над чем смеётесь?» Ответ — над тем, что боязно самим изведать. Что есть предтечей смеха? Правильно — улыбка. А улыбка это — что? Точно — это когда зубы скалят. 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61">Ну, ты даёшь! Впору «эврика!» вопить и — галопом в бюро патентов. </text:p>
      <text:p text:style-name="P61">Зачем, чудак? Давно уж все вело<text:span text:style-name="T38">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61">Красиво токуешь, голубчик. А можно вопрос из зала: гражданин управдом, а вы это хорошо прицепили? </text:p>
      <text:p text:style-name="P61">Не бойся, нашаван, не сорвёшь! Или есть резонное «но»? </text:p>
      <text:p text:style-name="P61">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61">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38">я</text:span>я тощие струи сухой снежной пыли. Ветер попутный. В спину. Дуй, приятель! Дарёную тёткой куфайку продуешь <text:soft-page-break/>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ещё надо для счастья? </text:p>
      <text:p text:style-name="P61">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61">- Ай эм хэппи! </text:p>
      <text:p text:style-name="P61">Кутерьму крупиц на дороге, словно зеркало, повторяет круговерть низко мчащихся облаков. </text:p>
      <text:p text:style-name="P61">- Эм хэппи,- на этот раз почему-то с угрозой и чуть вопросительно. </text:p>
      <text:p text:style-name="P61">- Хэппи!- совсем уже грустно. </text:p>
      <text:p text:style-name="P61">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61">Идиот! И когда уж тебе <text:span text:style-name="T39">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39">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39">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61">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39">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39">н</text:span>ые услуги <text:span text:style-name="T39">развитой</text:span> цивилизации. </text:p>
      <text:p text:style-name="P61">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text:soft-page-break/>приближался, гадая: что бы могло быть? </text:p>
      <text:p text:style-name="P61">Какая-то техника. </text:p>
      <text:p text:style-name="P61">Ага. </text:p>
      <text:p text:style-name="P61">Какая? </text:p>
      <text:p text:style-name="P61">Ну, мало ли наклёпано всяких для сельхозработ. Ближе подойдём тогда и… </text:p>
      <text:p text:style-name="P61">В паху явно наклюнулось жжение. </text:p>
      <text:p text:style-name="P61">Да погоди ты со своими позывами. </text:p>
      <text:p text:style-name="P61">Точно — техника, хотя из другой сферы. </text:p>
      <text:p text:style-name="P61">Он остановился у окрашенного в мандариново-жёлтый цвет дорожного катка. </text:p>
      <text:p text:style-name="P61">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61">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61">Всё течёт, всё изменяется. Один и тот же чай нельзя выпить дважды. </text:p>
      <text:p text:style-name="P61">В деревню, откуда он сейчас шёл, это был второй его приезд. Хотя, конечно, в первый раз не сам ехал, а был привезён. </text:p>
      <text:p text:style-name="P61">В то лето дни длились по веку, неспешные, как спокойный ручей, беззвучно кативший гладкую воду, разделяя деревню на ихних и наших. </text:p>
      <text:p text:style-name="P61">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40">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61">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Уцелевшие безмолвны, приземисты, словно вдавлены океаном <text:span text:style-name="T40">блёклого</text:span> неба. Марианская впадина. </text:p>
      <text:p text:style-name="P61">- Вы к кому? </text:p>
      <text:p text:style-name="P61">- <text:span text:style-name="T40">К Сергею Михалычу Огольцову.</text:span></text:p>
      <text:p text:style-name="P61">- А сами-то кто будете? </text:p>
      <text:p text:style-name="P61"><text:soft-page-break/>- <text:span text:style-name="T40">Сергей Огольцов</text:span>. </text:p>
      <text:p text:style-name="P61">- Выходит, племяш?- скоро догадалась она. </text:p>
      <text:p text:style-name="P61">- Он самый,- согласился он, сдерживая улыбку. </text:p>
      <text:p text:style-name="P61">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P61">Он сидел привалившись к спинке дивана, разглядывая внутренности единственной комнаты с камен<text:span text:style-name="T40">н</text:span>ой печуркой напротив <text:span text:style-name="T40">себя</text:span>, от которой кругло-гладкая серая труба из азбесто-<text:span text:style-name="T40">бетона</text:span> шла кверху, а у потолка преломлялась к кухонной стене. <text:span text:style-name="T40">У</text:span> противоположной стен<text:span text:style-name="T40">ы</text:span> стояла 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61">По эту сторону, впритык к дивану, был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40">на кухню про</text:span>стелился половик-дорожка, а над головой—в том же направлении—шли доски потолка: голые, синие. </text:p>
      <text:p text:style-name="P61">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61">В кухне стукнула входная дверь. </text:p>
      <text:p text:style-name="P61">- Бабань! Две пятёрки! </text:p>
      <text:p text:style-name="P61">-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 </text:p>
      <text:p text:style-name="P61">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61">- Лены папа,- отвечала она, собирая поесть.- Помнишь, приезжала в то лето к бабушке Саше? </text:p>
      <text:p text:style-name="P61">Позвала гостя за стол. </text:p>
      <text:p text:style-name="P61">Хлебая щи, школьник отрешённо глядел на окошко. 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61">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61"><text:soft-page-break/>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61">Пора уже вторые рамы вставлять. </text:p>
      <text:p text:style-name="P61">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57">Даже странно, до чего всё мне тут по мне. И будет таким во все остальные дни отпуска. </text:p>
      <text:p text:style-name="P58">По вечерам буду ходить к тётке Александре, объедаться её оладьями, а один раз даже и курицей. Богато живёт. </text:p>
      <text:p text:style-name="P58">Дядя-кузнец по утрам будет уезжать в кузницу, а я уходить в поля, после обеда рубить поленья из высыпанной возле дома горки дров.</text:p>
      <text:p text:style-name="P58">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58">Нынешний муж её отведёт меня к магазину и я буду пить бутылочное пиво и слушать трёп мужиков ни о чём, но таким говором аж дух стискивает. <text:s/><text:span text:style-name="T36">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span></text:p>
      <text:p text:style-name="P59">До-библейская простота, а вместе столько всего примешано. </text:p>
      <text:p text:style-name="P59">Старая женщина сдаёт картошку в сетчатых мешках, по ней видно, что нищая, а мужики перед ней чуть ли шапки не ломят. Она пережиток прошлого — потомок когдатошних помещиков.</text:p>
      <text:p text:style-name="P59">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60">В последний вечер перед отъездом я зашёл в дом Валентины — отдариться. 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60">наконец-то избавился.</text:p>
      <text:p text:style-name="P60">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60">- Будя. Будя.</text:p>
      <text:p text:style-name="P56">Потом пожал руку её мужу Железину и ушёл. Так странно. В жизни не слыхал этого слова «будя», а само собой выговорилось. <text:span text:style-name="T36">Я родом отсюда; </text:span>жаль, что<text:span text:style-name="T36"> здесь не пригожусь.</text:span></text:p>
      <text:p text:style-name="P55"><text:soft-page-break/></text:p>
      <text:p text:style-name="P55"/>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4-06T20:04:50.517609382</meta:creation-date>
    <dc:date>2016-10-15T15:18:44.739509113</dc:date>
    <dc:creator>sehrguey </dc:creator>
    <meta:editing-duration>PT8H57M1S</meta:editing-duration>
    <meta:editing-cycles>59</meta:editing-cycles>
    <meta:generator>LibreOffice/4.3.3.2$Linux_x86 LibreOffice_project/430m0$Build-2</meta:generator>
    <meta:document-statistic meta:table-count="0" meta:image-count="0" meta:object-count="0" meta:page-count="26" meta:paragraph-count="559" meta:word-count="11822" meta:character-count="75575" meta:non-whitespace-character-count="63996"/>
  </office:meta>
</office:document-meta>
</file>